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491000003597699DC145B17185B.jpg" manifest:media-type="image/jpeg"/>
  <manifest:file-entry manifest:full-path="Pictures/1000000000000B8B0000067F99EA8CB6DC1E7847.jpg" manifest:media-type="image/jpeg"/>
  <manifest:file-entry manifest:full-path="Pictures/10000000000002D50000067FC6ECD7DE47FD61DE.jpg" manifest:media-type="image/jpeg"/>
  <manifest:file-entry manifest:full-path="Pictures/10000000000006D7000003A6BBD4FCB8EF69A87D.jpg" manifest:media-type="image/jpeg"/>
  <manifest:file-entry manifest:full-path="Pictures/10000000000001980000067FF48C89A71FDE7C74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Noto Sans2" svg:font-family="'Noto Sans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svg:stroke-width="0.106cm" svg:stroke-color="#00ff00" draw:marker-start-width="0.359cm" draw:marker-end="Estremità_20_linea_20_6" draw:marker-end-width="0.459cm" draw:fill="none" draw:textarea-vertical-align="middle" fo:padding-top="0.178cm" fo:padding-bottom="0.178cm" fo:padding-left="0.303cm" fo:padding-right="0.303cm" loext:decorative="false"/>
      <style:paragraph-properties style:writing-mode="lr-tb"/>
    </style:style>
    <style:style style:name="gr2" style:family="graphic" style:parent-style-name="standard">
      <style:graphic-properties draw:fill="gradient" draw:fill-gradient-name="Gradient_20_3" draw:opacity-name="Transparency_20_1" draw:textarea-horizontal-align="justify" draw:textarea-vertical-align="middle" draw:auto-grow-height="false" fo:min-height="2.006cm" fo:min-width="5.256cm" style:writing-mode="lr-tb" loext:decorative="false"/>
      <style:paragraph-properties style:writing-mode="lr-tb"/>
    </style:style>
    <style:style style:name="gr3" style:family="graphic" style:parent-style-name="objectwithoutfill">
      <style:graphic-properties draw:stroke="solid" svg:stroke-width="0.159cm" svg:stroke-color="#7cfc00" draw:marker-start-width="0.438cm" draw:marker-end="Estremità_20_linea_20_1" draw:marker-end-width="0.538cm" draw:fill="none" draw:textarea-vertical-align="middle" fo:padding-top="0.151cm" fo:padding-bottom="0.151cm" fo:padding-left="0.276cm" fo:padding-right="0.276cm" loext:decorative="false"/>
    </style:style>
    <style:style style:name="gr4" style:family="graphic" style:parent-style-name="objectwithoutfill">
      <style:graphic-properties draw:stroke="solid" svg:stroke-width="0.212cm" svg:stroke-color="#7fff00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443cm" loext:decorative="false"/>
      <style:paragraph-properties style:writing-mode="lr-tb"/>
    </style:style>
    <style:style style:name="gr6" style:family="graphic" style:parent-style-name="objectwithoutfill">
      <style:graphic-properties svg:stroke-width="0.106cm" svg:stroke-color="#c71585" draw:marker-start-width="0.359cm" draw:marker-end="Estremità_20_linea_20_2" draw:marker-end-width="0.459cm" draw:fill="none" draw:textarea-vertical-align="middle" loext:decorative="false"/>
    </style:style>
    <style:style style:name="gr7" style:family="graphic" style:parent-style-name="objectwithoutfill">
      <style:graphic-properties draw:stroke="solid" svg:stroke-width="0.106cm" svg:stroke-color="#ffff00" draw:marker-start-width="0.359cm" draw:marker-end="Estremità_20_linea_20_3" draw:marker-end-width="0.459cm" draw:fill="none" draw:textarea-vertical-align="middle" fo:padding-top="0.178cm" fo:padding-bottom="0.178cm" fo:padding-left="0.303cm" fo:padding-right="0.303cm" loext:decorative="false"/>
    </style:style>
    <style:style style:name="gr8" style:family="graphic" style:parent-style-name="standard" style:list-style-name="L1">
      <style:graphic-properties draw:stroke="solid" svg:stroke-width="0.081cm" svg:stroke-color="#ff69b4" draw:marker-start-width="0.321cm" draw:marker-end-width="0.321cm" draw:fill="solid" draw:fill-color="#87cefa" draw:textarea-horizontal-align="left" draw:auto-grow-height="true" draw:auto-grow-width="false" fo:min-height="1.423cm" fo:min-width="0cm" fo:padding-top="0.165cm" fo:padding-bottom="0.165cm" fo:padding-left="0.29cm" fo:padding-right="0.29cm" loext:decorative="false"/>
      <style:paragraph-properties style:writing-mode="lr-tb"/>
    </style:style>
    <style:style style:name="gr9" style:family="graphic" style:parent-style-name="standard">
      <style:graphic-properties draw:fill-color="#ffffe0" draw:fill-gradient-name="Gradient_20_10" draw:textarea-horizontal-align="justify" draw:textarea-vertical-align="middle" draw:auto-grow-height="false" fo:min-height="1.104cm" fo:min-width="5.354cm" style:writing-mode="lr-tb" loext:decorative="false"/>
      <style:paragraph-properties style:writing-mode="lr-tb"/>
    </style:style>
    <style:style style:name="gr10" style:family="graphic" style:parent-style-name="standard">
      <style:graphic-properties draw:fill="solid" draw:fill-color="#ffff00" draw:textarea-horizontal-align="justify" draw:textarea-vertical-align="middle" draw:auto-grow-height="false" fo:min-height="0.654cm" fo:min-width="2.404cm" style:writing-mode="lr-tb" loext:decorative="false"/>
      <style:paragraph-properties style:writing-mode="lr-tb"/>
    </style:style>
    <style:style style:name="gr11" style:family="graphic" style:parent-style-name="standard">
      <style:graphic-properties draw:fill="solid" draw:fill-color="#ffff00" loext:fill-use-slide-background="true" draw:textarea-horizontal-align="justify" draw:textarea-vertical-align="middle" draw:auto-grow-height="false" fo:min-height="0.654cm" fo:min-width="3.404cm" style:writing-mode="lr-tb" loext:decorative="false"/>
      <style:paragraph-properties style:writing-mode="lr-tb"/>
    </style:style>
    <style:style style:name="gr12" style:family="graphic" style:parent-style-name="standard">
      <style:graphic-properties draw:fill-color="#ffff00" draw:fill-gradient-name="Gradient_20_20" draw:textarea-horizontal-align="justify" draw:textarea-vertical-align="middle" draw:auto-grow-height="false" fo:min-height="0.654cm" fo:min-width="2.404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ffff00" draw:fill-gradient-name="Gradient_20_21" draw:textarea-horizontal-align="justify" draw:textarea-vertical-align="middle" draw:auto-grow-height="false" fo:min-height="0.654cm" fo:min-width="3.404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svg:stroke-width="0.106cm" svg:stroke-color="#ff69b4" draw:marker-start-width="0.359cm" draw:marker-end-width="0.359cm" draw:fill="solid" draw:fill-color="#87ceeb" draw:textarea-horizontal-align="left" draw:auto-grow-height="true" draw:auto-grow-width="true" fo:min-height="1.423cm" fo:min-width="4.756cm" fo:padding-top="0.178cm" fo:padding-bottom="0.178cm" fo:padding-left="0.303cm" fo:padding-right="0.303cm" loext:decorative="false"/>
      <style:paragraph-properties style:writing-mode="lr-tb"/>
    </style:style>
    <style:style style:name="gr15" style:family="graphic" style:parent-style-name="standard" style:list-style-name="L1">
      <style:graphic-properties draw:fill-color="#d4fb97" draw:fill-gradient-name="Gradient_20_11" draw:textarea-horizontal-align="justify" draw:textarea-vertical-align="middle" draw:auto-grow-height="false" fo:min-height="1.104cm" fo:min-width="4.354cm" style:writing-mode="lr-tb" loext:decorative="false"/>
      <style:paragraph-properties style:writing-mode="lr-tb"/>
    </style:style>
    <style:style style:name="gr16" style:family="graphic" style:parent-style-name="objectwithoutfill">
      <style:graphic-properties draw:stroke="solid" svg:stroke-width="0.106cm" svg:stroke-color="#f6e636" draw:marker-start-width="0.359cm" draw:marker-end="Estremità_20_linea_20_5" draw:marker-end-width="0.459cm" draw:fill="none" draw:textarea-vertical-align="middle" fo:padding-top="0.178cm" fo:padding-bottom="0.178cm" fo:padding-left="0.303cm" fo:padding-right="0.303cm" loext:decorative="false"/>
    </style:style>
    <style:style style:name="gr17" style:family="graphic" style:parent-style-name="standard">
      <style:graphic-properties draw:fill-gradient-name="Gradient_20_9" draw:textarea-horizontal-align="justify" draw:textarea-vertical-align="middle" draw:auto-grow-height="false" fo:min-height="3.36cm" fo:min-width="10.11cm" style:writing-mode="lr-tb" loext:decorative="false"/>
      <style:paragraph-properties style:writing-mode="lr-tb"/>
    </style:style>
    <style:style style:name="gr18" style:family="graphic" style:parent-style-name="standard">
      <style:graphic-properties draw:fill-gradient-name="Gradient_20_6" draw:textarea-horizontal-align="justify" draw:textarea-vertical-align="middle" draw:auto-grow-height="false" fo:min-height="3.36cm" fo:min-width="7.949cm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0" style:family="graphic" style:parent-style-name="objectwithoutfill">
      <style:graphic-properties draw:stroke="solid" draw:marker-end="Estremità_20_linea_20_8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Estremità_20_linea_20_10" draw:marker-end-width="0.3cm" draw:fill="none" draw:textarea-vertical-align="middle" loext:decorative="false"/>
    </style:style>
    <style:style style:name="gr22" style:family="graphic" style:parent-style-name="objectwithoutfill">
      <style:graphic-properties draw:stroke="solid" svg:stroke-color="#ff4500" draw:marker-end="Estremità_20_linea_20_12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Estremità_20_linea_20_13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Estremità_20_linea_20_14" draw:marker-end-width="0.3cm" draw:fill="none" draw:textarea-vertical-align="middle" loext:decorative="false"/>
    </style:style>
    <style:style style:name="gr25" style:family="graphic" style:parent-style-name="objectwithoutfill">
      <style:graphic-properties draw:stroke="solid" svg:stroke-color="#00ff00" draw:marker-end="Estremità_20_linea_20_16" draw:marker-end-width="0.3cm" draw:fill="none" draw:textarea-vertical-align="middle" loext:decorative="fals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27" style:family="graphic" style:parent-style-name="objectwithoutfill">
      <style:graphic-properties draw:stroke="solid" draw:marker-end="Estremità_20_linea_20_17" draw:marker-end-width="0.3cm" draw:fill="none" draw:textarea-vertical-align="middle" loext:decorative="false"/>
    </style:style>
    <style:style style:name="gr28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29" style:family="graphic" style:parent-style-name="standard">
      <style:graphic-properties draw:fill="solid" draw:fill-color="#e0ffff" draw:opacity-name="Transparency_20_1" draw:textarea-horizontal-align="justify" draw:textarea-vertical-align="middle" draw:auto-grow-height="false" fo:min-height="3.36cm" fo:min-width="3.771cm" fo:wrap-option="wrap" loext:decorative="false"/>
      <style:paragraph-properties style:writing-mode="lr-tb"/>
    </style:style>
    <style:style style:name="gr30" style:family="graphic" style:parent-style-name="standard" style:list-style-name="L1">
      <style:graphic-properties draw:fill-gradient-name="Gradient_20_33" draw:textarea-horizontal-align="justify" draw:textarea-vertical-align="middle" draw:auto-grow-height="false" fo:min-height="1.322cm" fo:min-width="1.388cm" loext:decorative="false"/>
      <style:paragraph-properties style:writing-mode="lr-tb"/>
    </style:style>
    <style:style style:name="gr31" style:family="graphic">
      <style:graphic-properties style:protect="size" loext:decorative="false"/>
    </style:style>
    <style:style style:name="pr1" style:family="presentation" style:parent-style-name="One_20_Bulle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weight="bold"/>
    </style:style>
    <style:style style:name="P3" style:family="paragraph">
      <style:paragraph-properties fo:text-align="center"/>
      <style:text-properties fo:color="#ff1493" loext:opacity="100%" fo:font-weight="bold" style:font-weight-asian="bold" style:font-weight-complex="bold"/>
    </style:style>
    <style:style style:name="P4" style:family="paragraph">
      <loext:graphic-properties draw:fill="gradient" draw:fill-gradient-name="Gradient_20_3" draw:opacity-name="Transparency_20_1"/>
      <style:paragraph-properties fo:text-align="center" style:writing-mode="lr-tb"/>
      <style:text-properties fo:color="#ff1493" loext:opacity="100%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ff1493" loext:opacity="100%" fo:font-weight="bold" fo:background-color="#ffff00" style:font-weight-asian="bold" style:font-weight-complex="bold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solid" draw:fill-color="#87cefa"/>
      <style:paragraph-properties fo:margin-left="0cm" fo:margin-right="0cm" fo:margin-top="0cm" fo:margin-bottom="0cm" fo:line-height="100%" fo:text-align="center" fo:text-indent="0cm"/>
      <style:text-properties fo:background-color="#ffffff"/>
    </style:style>
    <style:style style:name="P9" style:family="paragraph">
      <loext:graphic-properties draw:fill-color="#ffffe0" draw:fill-gradient-name="Gradient_20_10"/>
      <style:paragraph-properties fo:text-align="center" style:writing-mode="lr-tb"/>
    </style:style>
    <style:style style:name="P10" style:family="paragraph">
      <loext:graphic-properties draw:fill="solid" draw:fill-color="#ffff00"/>
      <style:paragraph-properties fo:text-align="center" style:writing-mode="lr-tb"/>
    </style:style>
    <style:style style:name="P11" style:family="paragraph">
      <style:paragraph-properties fo:text-align="center"/>
      <style:text-properties fo:color="#c9211e" loext:opacity="100%"/>
    </style:style>
    <style:style style:name="P12" style:family="paragraph">
      <loext:graphic-properties draw:fill="solid" draw:fill-color="#ffff00"/>
      <style:paragraph-properties fo:text-align="center" style:writing-mode="lr-tb"/>
      <style:text-properties fo:color="#c9211e" loext:opacity="100%"/>
    </style:style>
    <style:style style:name="P13" style:family="paragraph">
      <style:paragraph-properties fo:text-align="center"/>
      <style:text-properties fo:color="#e637f8" loext:opacity="100%"/>
    </style:style>
    <style:style style:name="P14" style:family="paragraph">
      <loext:graphic-properties draw:fill-color="#ffff00" draw:fill-gradient-name="Gradient_20_20"/>
      <style:paragraph-properties fo:text-align="center" style:writing-mode="lr-tb"/>
      <style:text-properties fo:color="#e637f8" loext:opacity="100%"/>
    </style:style>
    <style:style style:name="P15" style:family="paragraph">
      <style:paragraph-properties fo:text-align="center"/>
      <style:text-properties fo:color="#adff2f" loext:opacity="100%"/>
    </style:style>
    <style:style style:name="P16" style:family="paragraph">
      <loext:graphic-properties draw:fill-color="#ffff00" draw:fill-gradient-name="Gradient_20_21"/>
      <style:paragraph-properties fo:text-align="center" style:writing-mode="lr-tb"/>
      <style:text-properties fo:color="#adff2f" loext:opacity="100%"/>
    </style:style>
    <style:style style:name="P17" style:family="paragraph">
      <loext:graphic-properties draw:fill="solid" draw:fill-color="#87ceeb"/>
      <style:paragraph-properties fo:margin-left="0cm" fo:margin-right="0cm" fo:margin-top="0cm" fo:margin-bottom="0cm" fo:line-height="100%" fo:text-align="center" fo:text-indent="0cm"/>
      <style:text-properties fo:color="#ff4500" loext:opacity="100%" fo:background-color="#ffffff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fo:color="#4169e1" loext:opacity="100%" fo:font-weight="bold"/>
    </style:style>
    <style:style style:name="P19" style:family="paragraph">
      <loext:graphic-properties draw:fill-color="#d4fb97" draw:fill-gradient-name="Gradient_20_11"/>
      <style:paragraph-properties fo:margin-left="0cm" fo:margin-right="0cm" fo:margin-top="0cm" fo:margin-bottom="0cm" fo:line-height="100%" fo:text-align="center" fo:text-indent="0cm" style:writing-mode="lr-tb"/>
      <style:text-properties fo:color="#4169e1" loext:opacity="100%" fo:font-weight="bold"/>
    </style:style>
    <style:style style:name="P20" style:family="paragraph">
      <style:paragraph-properties fo:text-align="start"/>
      <style:text-properties fo:color="#dc143c" loext:opacity="100%" fo:font-weight="bold"/>
    </style:style>
    <style:style style:name="P21" style:family="paragraph">
      <loext:graphic-properties draw:fill-gradient-name="Gradient_20_9"/>
      <style:paragraph-properties fo:text-align="start" style:writing-mode="lr-tb"/>
      <style:text-properties fo:color="#dc143c" loext:opacity="100%" fo:font-weight="bold"/>
    </style:style>
    <style:style style:name="P22" style:family="paragraph">
      <style:paragraph-properties fo:text-align="start"/>
      <style:text-properties fo:font-weight="bold"/>
    </style:style>
    <style:style style:name="P23" style:family="paragraph">
      <loext:graphic-properties draw:fill-gradient-name="Gradient_20_6"/>
      <style:paragraph-properties fo:text-align="start" style:writing-mode="lr-tb"/>
      <style:text-properties fo:font-weight="bold"/>
    </style:style>
    <style:style style:name="P24" style:family="paragraph">
      <loext:graphic-properties draw:fill="none" draw:fill-color="#ffffff"/>
      <style:text-properties fo:color="#1971f5" loext:opacity="100%" fo:font-weight="bold"/>
    </style:style>
    <style:style style:name="P25" style:family="paragraph">
      <loext:graphic-properties draw:fill="none"/>
      <style:text-properties fo:font-weight="bold"/>
    </style:style>
    <style:style style:name="P26" style:family="paragraph">
      <loext:graphic-properties draw:fill="solid" draw:fill-color="#e0ffff" draw:opacity-name="Transparency_20_1"/>
      <style:paragraph-properties fo:text-align="center"/>
    </style:style>
    <style:style style:name="P27" style:family="paragraph">
      <loext:graphic-properties draw:fill-gradient-name="Gradient_20_33"/>
      <style:paragraph-properties fo:margin-left="0cm" fo:margin-right="0cm" fo:margin-top="0cm" fo:margin-bottom="0cm" fo:line-height="100%" fo:text-align="center" fo:text-indent="0cm"/>
    </style:style>
    <style:style style:name="P28" style:family="paragraph">
      <loext:graphic-properties draw:fill-color="#ffffff"/>
      <style:text-properties fo:font-size="20pt"/>
    </style:style>
    <style:style style:name="T1" style:family="text">
      <style:text-properties fo:font-weight="bold"/>
    </style:style>
    <style:style style:name="T2" style:family="text">
      <style:text-properties fo:color="#ff1493" loext:opacity="100%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ff1493" loext:opacity="100%" fo:font-size="26pt" fo:font-weight="bold" fo:background-color="#ffff00" style:font-size-asian="26pt" style:font-weight-asian="bold" style:font-size-complex="26pt" style:font-weight-complex="bold"/>
    </style:style>
    <style:style style:name="T4" style:family="text">
      <style:text-properties fo:background-color="#ffffff"/>
    </style:style>
    <style:style style:name="T5" style:family="text">
      <style:text-properties fo:color="#000080" loext:opacity="100%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c9211e" loext:opacity="100%"/>
    </style:style>
    <style:style style:name="T7" style:family="text">
      <style:text-properties fo:color="#e637f8" loext:opacity="100%"/>
    </style:style>
    <style:style style:name="T8" style:family="text">
      <style:text-properties fo:color="#adff2f" loext:opacity="100%"/>
    </style:style>
    <style:style style:name="T9" style:family="text">
      <style:text-properties fo:color="#ff4500" loext:opacity="100%" fo:background-color="#ffffff"/>
    </style:style>
    <style:style style:name="T10" style:family="text">
      <style:text-properties fo:color="#4169e1" loext:opacity="100%" fo:font-size="20pt" fo:font-weight="bold" style:font-size-asian="20pt" style:font-size-complex="20pt"/>
    </style:style>
    <style:style style:name="T11" style:family="text">
      <style:text-properties fo:color="#0000ff" loext:opacity="100%" fo:font-size="13pt" fo:font-weight="bold" style:font-size-asian="13pt" style:font-size-complex="13pt"/>
    </style:style>
    <style:style style:name="T12" style:family="text">
      <style:text-properties fo:color="#dc143c" loext:opacity="100%" fo:font-size="13pt" fo:font-weight="bold" style:font-size-asian="13pt" style:font-size-complex="13pt"/>
    </style:style>
    <style:style style:name="T13" style:family="text">
      <style:text-properties fo:color="#000000" loext:opacity="100%" fo:font-size="13pt" fo:font-weight="bold" style:font-size-asian="13pt" style:font-size-complex="13pt"/>
    </style:style>
    <style:style style:name="T14" style:family="text">
      <style:text-properties fo:color="#fa26c8" loext:opacity="100%" fo:font-size="13pt" fo:font-weight="bold" style:font-size-asian="13pt" style:font-size-complex="13pt"/>
    </style:style>
    <style:style style:name="T15" style:family="text">
      <style:text-properties fo:color="#00bfff" loext:opacity="100%" fo:font-size="15pt" fo:font-weight="bold" style:font-size-asian="15pt" style:font-size-complex="15pt"/>
    </style:style>
    <style:style style:name="T16" style:family="text">
      <style:text-properties fo:font-size="15pt" fo:font-weight="bold" style:font-size-asian="15pt" style:font-size-complex="15pt"/>
    </style:style>
    <style:style style:name="T17" style:family="text">
      <style:text-properties fo:color="#00bfff" loext:opacity="100%" fo:font-size="14pt" fo:font-weight="bold" style:font-size-asian="14pt" style:font-size-complex="14pt"/>
    </style:style>
    <style:style style:name="T18" style:family="text">
      <style:text-properties fo:font-size="14pt" fo:font-weight="bold" style:font-size-asian="14pt" style:font-size-complex="14pt"/>
    </style:style>
    <style:style style:name="T19" style:family="text">
      <style:text-properties fo:color="#ff1493" loext:opacity="100%" fo:font-size="14pt" fo:font-weight="bold" style:font-size-asian="14pt" style:font-size-complex="14pt"/>
    </style:style>
    <style:style style:name="T20" style:family="text">
      <style:text-properties fo:color="#1971f5" loext:opacity="100%"/>
    </style:style>
    <style:style style:name="T21" style:family="text">
      <style:text-properties fo:color="#ff1493" loext:opacity="100%" fo:font-size="16pt" fo:font-weight="bold" style:font-size-asian="16pt" style:font-size-complex="16pt"/>
    </style:style>
    <style:style style:name="T22" style:family="text">
      <style:text-properties fo:font-size="16pt" fo:font-weight="bold" style:font-size-asian="16pt" style:font-size-complex="16pt"/>
    </style:style>
    <style:style style:name="T23" style:family="text">
      <style:text-properties fo:color="#0000ff" loext:opacity="100%" fo:font-size="13pt" fo:font-weight="bold" style:font-size-asian="13pt" style:font-weight-asian="bold" style:font-size-complex="13pt" style:font-weight-complex="bold"/>
    </style:style>
    <style:style style:name="T24" style:family="text">
      <style:text-properties fo:font-size="13pt" style:font-size-asian="13pt" style:font-size-complex="13pt"/>
    </style:style>
    <style:style style:name="T25" style:family="text">
      <style:text-properties fo:color="#ff1493" loext:opacity="100%" fo:font-size="13pt" fo:font-weight="bold" style:font-size-asian="13pt" style:font-weight-asian="bold" style:font-size-complex="13pt" style:font-weight-complex="bold"/>
    </style:style>
    <style:style style:name="T26" style:family="text">
      <style:text-properties fo:color="#e637f8" loext:opacity="100%" fo:font-size="13pt" fo:font-weight="bold" style:font-size-asian="13pt" style:font-weight-asian="bold" style:font-size-complex="13pt" style:font-weight-complex="bold"/>
    </style:style>
    <style:style style:name="T27" style:family="text">
      <style:text-properties fo:color="#e637f8" loext:opacity="100%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ne_20_Bullet" presentation:presentation-page-layout-name="AL1T1" xml:id="id2" draw:id="id2">
        <office:forms form:automatic-focus="false" form:apply-design-mode="false"/>
        <draw:line draw:style-name="gr1" draw:text-style-name="P2" draw:layer="layout" svg:x1="23.5cm" svg:y1="4.807cm" svg:x2="23.5cm" svg:y2="8cm">
          <text:p text:style-name="P1"><text:span text:style-name="T1"><text:s text:c="2"/></text:span></text:p>
        </draw:line>
        <draw:line draw:style-name="gr1" draw:text-style-name="P2" draw:layer="layout" svg:x1="8.5cm" svg:y1="5cm" svg:x2="8.5cm" svg:y2="8.193cm">
          <text:p text:style-name="P1"><text:span text:style-name="T1"><text:s text:c="2"/></text:span></text:p>
        </draw:line>
        <draw:custom-shape draw:style-name="gr2" draw:text-style-name="P4" draw:layer="layout" svg:width="6cm" svg:height="2.5cm" svg:x="11cm" svg:y="0cm">
          <text:p text:style-name="P3"><text:span text:style-name="T2">Artico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5" draw:layer="layout" svg:x1="14cm" svg:y1="2.5cm" svg:x2="14cm" svg:y2="3.5cm">
          <text:p/>
        </draw:line>
        <draw:connector draw:style-name="gr4" draw:text-style-name="P5" draw:layer="layout" draw:type="line" svg:x1="1.5cm" svg:y1="5.077cm" svg:x2="26.958cm" svg:y2="5cm" svg:d="M1500 5077l25458-77" svg:viewBox="0 0 25459 78">
          <text:p/>
        </draw:connector>
        <draw:frame draw:style-name="gr5" draw:text-style-name="P6" draw:layer="layout" svg:width="12.5cm" svg:height="1.693cm" svg:x="8cm" svg:y="3.307cm">
          <draw:text-box>
            <text:p><text:span text:style-name="T3">In base a cosa Indica <text:s/>si ha </text:span></text:p>
          </draw:text-box>
        </draw:frame>
        <draw:line draw:style-name="gr6" draw:text-style-name="P5" draw:layer="layout" svg:x1="14cm" svg:y1="5.5cm" svg:x2="14.5cm" svg:y2="7cm">
          <text:p/>
        </draw:line>
        <draw:line draw:style-name="gr7" draw:text-style-name="P5" draw:layer="layout" svg:x1="14cm" svg:y1="4.5cm" svg:x2="14cm" svg:y2="5cm">
          <text:p/>
        </draw:line>
        <draw:frame draw:style-name="gr8" draw:text-style-name="P8" draw:layer="layout" svg:width="5.336cm" svg:height="1.753cm" svg:x="6cm" svg:y="5.5cm">
          <draw:text-box>
            <text:p text:style-name="P7"><text:span text:style-name="T4">Se accompagna </text:span></text:p>
            <text:p text:style-name="P7"><text:span text:style-name="T4">Cosa precisa</text:span></text:p>
          </draw:text-box>
        </draw:frame>
        <draw:custom-shape draw:style-name="gr9" draw:text-style-name="P9" draw:layer="layout" svg:width="6cm" svg:height="1.5cm" svg:x="6cm" svg:y="8cm">
          <text:p text:style-name="P1"><text:span text:style-name="T5">Determinativi</text:span>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3cm" svg:height="1cm" svg:x="4.5cm" svg:y="10cm">
          <text:p text:style-name="P1">Maschi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4cm" svg:height="1cm" svg:x="11cm" svg:y="10cm">
          <text:p text:style-name="P11"><text:span text:style-name="T6">Femmin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3cm" svg:height="1cm" svg:x="20cm" svg:y="10cm">
          <text:p text:style-name="P13"><text:span text:style-name="T7">Masch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draw:layer="layout" svg:width="4cm" svg:height="1cm" svg:x="24cm" svg:y="10cm">
          <text:p text:style-name="P15"><text:span text:style-name="T8">Femmin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7" draw:layer="layout" svg:width="5.362cm" svg:height="1.779cm" svg:x="21.138cm" svg:y="5.5cm">
          <draw:text-box>
            <text:p text:style-name="P7"><text:span text:style-name="T9">Se accompagna </text:span></text:p>
            <text:p text:style-name="P7"><text:span text:style-name="T9">Cosa Imprecisa</text:span></text:p>
          </draw:text-box>
        </draw:frame>
        <draw:custom-shape draw:style-name="gr15" draw:text-style-name="P19" draw:layer="layout" svg:width="5cm" svg:height="1.5cm" svg:x="21.5cm" svg:y="8cm">
          <text:p text:style-name="P18"><text:span text:style-name="T10">Indeterminativ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2" draw:layer="layout" svg:x1="9cm" svg:y1="9.5cm" svg:x2="6cm" svg:y2="10cm">
          <text:p/>
        </draw:line>
        <draw:line draw:style-name="gr16" draw:text-style-name="P2" draw:layer="layout" svg:x1="23.5cm" svg:y1="9.5cm" svg:x2="21.5cm" svg:y2="10cm">
          <text:p/>
        </draw:line>
        <draw:line draw:style-name="gr16" draw:text-style-name="P2" draw:layer="layout" svg:x1="9cm" svg:y1="9.5cm" svg:x2="13cm" svg:y2="10cm">
          <text:p/>
        </draw:line>
        <draw:line draw:style-name="gr16" draw:text-style-name="P2" draw:layer="layout" svg:x1="23.5cm" svg:y1="9.5cm" svg:x2="26cm" svg:y2="10cm">
          <text:p/>
        </draw:line>
        <draw:custom-shape draw:style-name="gr17" draw:text-style-name="P21" xml:id="id1" draw:id="id1" draw:layer="layout" svg:width="11cm" svg:height="4cm" svg:x="0cm" svg:y="11.5cm">
          <text:list text:style-name="L1">
            <text:list-item>
              <text:p text:style-name="P20"><text:span text:style-name="T11">IL</text:span><text:span text:style-name="T12"> se inizia const (il libro) <text:s text:c="14"/></text:span><text:span text:style-name="T13"><text:s/>i</text:span><text:span text:style-name="T12"> <text:s/>(i Libri )</text:span></text:p>
            </text:list-item>
            <text:list-item>
              <text:p text:style-name="P20"><text:span text:style-name="T11">Lo</text:span><text:span text:style-name="T12"> se inizia con y/x/z &amp;</text:span></text:p>
              <text:p text:style-name="P20"><text:span text:style-name="T12">s+consont( Lo Zio) <text:s text:c="28"/></text:span><text:span text:style-name="T13">Gli</text:span><text:span text:style-name="T12"> Zii</text:span></text:p>
            </text:list-item>
            <text:list-item>
              <text:p text:style-name="P20"><text:span text:style-name="T11">Lo</text:span><text:span text:style-name="T14"> -&gt;</text:span><text:span text:style-name="T11"> L’</text:span><text:span text:style-name="T14"> se Inizia con</text:span></text:p>
              <text:p text:style-name="P20"><text:span text:style-name="T14">vocale (L’Ombrello)</text:span><text:span text:style-name="T14"><text:tab/></text:span><text:span text:style-name="T14"><text:tab/></text:span><text:span text:style-name="T14"> <text:s text:c="6"/>Gli Ombrelli 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3" draw:layer="layout" svg:width="8.839cm" svg:height="4cm" svg:x="11cm" svg:y="11.5cm">
          <text:list text:style-name="L1">
            <text:list-item>
              <text:p text:style-name="P22"><text:span text:style-name="T15">La</text:span><text:span text:style-name="T16"> se inizia con </text:span></text:p>
              <text:p text:style-name="P22"><text:span text:style-name="T16">consont(la Zia)</text:span></text:p>
            </text:list-item>
            <text:list-item>
              <text:p text:style-name="P22"><text:span text:style-name="T17">L’</text:span><text:span text:style-name="T18"> se Inizia con vocale</text:span><text:span text:style-name="T19">-&gt;Le</text:span><text:span text:style-name="T18"> Ombre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4" draw:layer="layout" svg:width="4cm" svg:height="1cm" svg:x="1.5cm" svg:y="11.5cm">
          <draw:text-box>
            <text:p><text:span text:style-name="T20">Singolare </text:span></text:p>
          </draw:text-box>
        </draw:frame>
        <draw:frame draw:style-name="gr19" draw:text-style-name="P24" draw:layer="layout" svg:width="4cm" svg:height="1cm" svg:x="8cm" svg:y="11.5cm">
          <draw:text-box>
            <text:p><text:span text:style-name="T20">Plurale</text:span></text:p>
          </draw:text-box>
        </draw:frame>
        <draw:line draw:style-name="gr20" draw:text-style-name="P2" draw:layer="layout" svg:x1="7cm" svg:y1="12.5cm" svg:x2="8.5cm" svg:y2="12.5cm">
          <text:p/>
        </draw:line>
        <draw:connector draw:style-name="gr21" draw:text-style-name="P2" draw:layer="layout" draw:type="lines" svg:x1="5.5cm" svg:y1="11.5cm" svg:x2="5.5cm" svg:y2="11.5cm" draw:start-shape="id1" draw:start-glue-point="0" draw:end-shape="id1" svg:d="M5500 11500v-500z" svg:viewBox="0 0 1 501">
          <text:p/>
        </draw:connector>
        <draw:connector draw:style-name="gr22" draw:text-style-name="P2" draw:layer="layout" svg:x1="6.068cm" svg:y1="13.075cm" svg:x2="8.5cm" svg:y2="13.928cm" svg:d="M6068 13075h1216v853h1216" svg:viewBox="0 0 2433 854">
          <text:p/>
        </draw:connector>
        <draw:connector draw:style-name="gr23" draw:text-style-name="P2" draw:layer="layout" svg:x1="2.56cm" svg:y1="0.619cm" svg:x2="4.161cm" svg:y2="0.875cm" svg:d="M2560 619h801v256h800" svg:viewBox="0 0 1602 257">
          <text:p/>
        </draw:connector>
        <draw:connector draw:style-name="gr24" draw:text-style-name="P2" draw:layer="layout" svg:x1="11cm" svg:y1="13.5cm" svg:x2="11cm" svg:y2="13.5cm" draw:start-shape="id1" draw:end-shape="id1" svg:d="M11000 13500z" svg:viewBox="0 0 1 1">
          <text:p/>
        </draw:connector>
        <draw:connector draw:style-name="gr25" draw:text-style-name="P2" draw:layer="layout" svg:x1="6.081cm" svg:y1="14.701cm" svg:x2="8.5cm" svg:y2="13.928cm" svg:d="M6081 14701h1210v-773h1209" svg:viewBox="0 0 2420 774">
          <text:p/>
        </draw:connector>
        <draw:frame draw:style-name="gr19" draw:text-style-name="P24" draw:layer="layout" svg:width="3cm" svg:height="1cm" svg:x="12cm" svg:y="11.5cm">
          <draw:text-box>
            <text:p><text:span text:style-name="T20">Singlare</text:span></text:p>
          </draw:text-box>
        </draw:frame>
        <draw:frame draw:style-name="gr26" draw:text-style-name="P24" draw:layer="layout" svg:width="2.5cm" svg:height="1.5cm" svg:x="17.5cm" svg:y="11.5cm">
          <draw:text-box>
            <text:p><text:span text:style-name="T20">Plurale</text:span></text:p>
          </draw:text-box>
        </draw:frame>
        <draw:line draw:style-name="gr27" draw:text-style-name="P2" draw:layer="layout" svg:x1="16.5cm" svg:y1="13.5cm" svg:x2="17.5cm" svg:y2="13.5cm">
          <text:p/>
        </draw:line>
        <draw:frame draw:style-name="gr28" draw:text-style-name="P25" draw:layer="layout" svg:width="2.339cm" svg:height="0.963cm" svg:x="17.5cm" svg:y="13cm">
          <draw:text-box>
            <text:p><text:span text:style-name="T21">Le</text:span><text:span text:style-name="T22"> Zie</text:span></text:p>
          </draw:text-box>
        </draw:frame>
        <draw:custom-shape draw:style-name="gr29" draw:text-style-name="P26" draw:layer="layout" svg:width="4.661cm" svg:height="4cm" svg:x="20cm" svg:y="11.5cm">
          <text:p text:style-name="P1"><text:span text:style-name="T23">Uno</text:span><text:span text:style-name="T24"> nei casi di Lo</text:span></text:p>
          <text:p text:style-name="P1"><text:span text:style-name="T25">Un</text:span><text:span text:style-name="T24"> inizia x Vocale</text:span>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7" draw:layer="layout" svg:width="3cm" svg:height="2.5cm" svg:x="25cm" svg:y="12cm">
          <text:p text:style-name="P7"><text:span text:style-name="T23">Una </text:span><text:span text:style-name="T24"><text:s/>x cons</text:span></text:p>
          <text:p text:style-name="P7"><text:span text:style-name="T26">Un’</text:span><text:span text:style-name="T27"> </text:span><text:span text:style-name="T24"><text:s/>x Vocali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31" draw:layer="layout" svg:width="18.621cm" svg:height="10.476cm" svg:x="1.484cm" svg:y="2.123cm" draw:page-number="1" presentation:class="page"/>
          <draw:frame presentation:style-name="pr1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  <style:font-face style:name="Noto Sans" svg:font-family="'Noto Sans'" style:font-adornments="Regular" style:font-family-generic="swiss" style:font-pitch="variable"/>
    <style:font-face style:name="Noto Sans1" svg:font-family="'Noto Sans'" style:font-family-generic="swiss" style:font-pitch="variable"/>
    <style:font-face style:name="Noto Sans2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dcdcdc" draw:end-color="#ffc0cb" draw:start-intensity="100%" draw:end-intensity="100%" draw:angle="30deg" draw:border="0%">
      <loext:gradient-stop svg:offset="0" loext:color-type="rgb" loext:color-value="#dcdcdc"/>
      <loext:gradient-stop svg:offset="1" loext:color-type="rgb" loext:color-value="#ffc0cb"/>
    </draw:gradient>
    <draw:gradient draw:name="Gradient_20_11" draw:display-name="Gradient 11" draw:style="linear" draw:start-color="#ffe4e1" draw:end-color="#81d41a" draw:start-intensity="100%" draw:end-intensity="100%" draw:angle="30deg" draw:border="0%">
      <loext:gradient-stop svg:offset="0" loext:color-type="rgb" loext:color-value="#ffe4e1"/>
      <loext:gradient-stop svg:offset="1" loext:color-type="rgb" loext:color-value="#81d41a"/>
    </draw:gradient>
    <draw:gradient draw:name="Gradient_20_12" draw:display-name="Gradient 12" draw:style="linear" draw:start-color="#ffa07a" draw:end-color="#81d41a" draw:start-intensity="100%" draw:end-intensity="100%" draw:angle="30deg" draw:border="0%">
      <loext:gradient-stop svg:offset="0" loext:color-type="rgb" loext:color-value="#ffa07a"/>
      <loext:gradient-stop svg:offset="1" loext:color-type="rgb" loext:color-value="#81d41a"/>
    </draw:gradient>
    <draw:gradient draw:name="Gradient_20_13" draw:display-name="Gradient 13" draw:style="linear" draw:start-color="#000000" draw:end-color="#ffefd5" draw:start-intensity="100%" draw:end-intensity="100%" draw:angle="30deg" draw:border="0%">
      <loext:gradient-stop svg:offset="0" loext:color-type="rgb" loext:color-value="#000000"/>
      <loext:gradient-stop svg:offset="1" loext:color-type="rgb" loext:color-value="#ffefd5"/>
    </draw:gradient>
    <draw:gradient draw:name="Gradient_20_14" draw:display-name="Gradient 14" draw:style="linear" draw:start-color="#ffffe0" draw:end-color="#ffefd5" draw:start-intensity="100%" draw:end-intensity="100%" draw:angle="30deg" draw:border="0%">
      <loext:gradient-stop svg:offset="0" loext:color-type="rgb" loext:color-value="#ffffe0"/>
      <loext:gradient-stop svg:offset="1" loext:color-type="rgb" loext:color-value="#ffefd5"/>
    </draw:gradient>
    <draw:gradient draw:name="Gradient_20_15" draw:display-name="Gradient 15" draw:style="linear" draw:start-color="#fa8072" draw:end-color="#ffefd5" draw:start-intensity="100%" draw:end-intensity="100%" draw:angle="30deg" draw:border="0%">
      <loext:gradient-stop svg:offset="0" loext:color-type="rgb" loext:color-value="#fa8072"/>
      <loext:gradient-stop svg:offset="1" loext:color-type="rgb" loext:color-value="#ffefd5"/>
    </draw:gradient>
    <draw:gradient draw:name="Gradient_20_16" draw:display-name="Gradient 16" draw:style="linear" draw:start-color="#fa8072" draw:end-color="#ff1493" draw:start-intensity="100%" draw:end-intensity="100%" draw:angle="30deg" draw:border="0%">
      <loext:gradient-stop svg:offset="0" loext:color-type="rgb" loext:color-value="#fa8072"/>
      <loext:gradient-stop svg:offset="1" loext:color-type="rgb" loext:color-value="#ff1493"/>
    </draw:gradient>
    <draw:gradient draw:name="Gradient_20_17" draw:display-name="Gradient 17" draw:style="linear" draw:start-color="#ffa07a" draw:end-color="#1e90ff" draw:start-intensity="100%" draw:end-intensity="100%" draw:angle="30deg" draw:border="0%">
      <loext:gradient-stop svg:offset="0" loext:color-type="rgb" loext:color-value="#ffa07a"/>
      <loext:gradient-stop svg:offset="1" loext:color-type="rgb" loext:color-value="#1e90ff"/>
    </draw:gradient>
    <draw:gradient draw:name="Gradient_20_18" draw:display-name="Gradient 18" draw:style="linear" draw:start-color="#ffa07a" draw:end-color="#ffc0cb" draw:start-intensity="100%" draw:end-intensity="100%" draw:angle="30deg" draw:border="0%">
      <loext:gradient-stop svg:offset="0" loext:color-type="rgb" loext:color-value="#ffa07a"/>
      <loext:gradient-stop svg:offset="1" loext:color-type="rgb" loext:color-value="#ffc0cb"/>
    </draw:gradient>
    <draw:gradient draw:name="Gradient_20_19" draw:display-name="Gradient 19" draw:style="linear" draw:start-color="#ffa07a" draw:end-color="#98fb98" draw:start-intensity="100%" draw:end-intensity="100%" draw:angle="30deg" draw:border="0%">
      <loext:gradient-stop svg:offset="0" loext:color-type="rgb" loext:color-value="#ffa07a"/>
      <loext:gradient-stop svg:offset="1" loext:color-type="rgb" loext:color-value="#98fb98"/>
    </draw:gradient>
    <draw:gradient draw:name="Gradient_20_20" draw:display-name="Gradient 20" draw:style="linear" draw:start-color="#e0ffff" draw:end-color="#98fb98" draw:start-intensity="100%" draw:end-intensity="100%" draw:angle="30deg" draw:border="0%">
      <loext:gradient-stop svg:offset="0" loext:color-type="rgb" loext:color-value="#e0ffff"/>
      <loext:gradient-stop svg:offset="1" loext:color-type="rgb" loext:color-value="#98fb98"/>
    </draw:gradient>
    <draw:gradient draw:name="Gradient_20_21" draw:display-name="Gradient 21" draw:style="linear" draw:start-color="#fa8072" draw:end-color="#cb75a3" draw:start-intensity="100%" draw:end-intensity="100%" draw:angle="30deg" draw:border="0%">
      <loext:gradient-stop svg:offset="0" loext:color-type="rgb" loext:color-value="#fa8072"/>
      <loext:gradient-stop svg:offset="1" loext:color-type="rgb" loext:color-value="#cb75a3"/>
    </draw:gradient>
    <draw:gradient draw:name="Gradient_20_22" draw:display-name="Gradient 22" draw:style="linear" draw:start-color="#f08080" draw:end-color="#81d41a" draw:start-intensity="100%" draw:end-intensity="100%" draw:angle="30deg" draw:border="0%">
      <loext:gradient-stop svg:offset="0" loext:color-type="rgb" loext:color-value="#f08080"/>
      <loext:gradient-stop svg:offset="1" loext:color-type="rgb" loext:color-value="#81d41a"/>
    </draw:gradient>
    <draw:gradient draw:name="Gradient_20_23" draw:display-name="Gradient 23" draw:style="linear" draw:start-color="#f08080" draw:end-color="#00ffff" draw:start-intensity="100%" draw:end-intensity="100%" draw:angle="30deg" draw:border="0%">
      <loext:gradient-stop svg:offset="0" loext:color-type="rgb" loext:color-value="#f08080"/>
      <loext:gradient-stop svg:offset="1" loext:color-type="rgb" loext:color-value="#00ffff"/>
    </draw:gradient>
    <draw:gradient draw:name="Gradient_20_24" draw:display-name="Gradient 24" draw:style="linear" draw:start-color="#f08080" draw:end-color="#ffff00" draw:start-intensity="100%" draw:end-intensity="100%" draw:angle="30deg" draw:border="0%">
      <loext:gradient-stop svg:offset="0" loext:color-type="rgb" loext:color-value="#f08080"/>
      <loext:gradient-stop svg:offset="1" loext:color-type="rgb" loext:color-value="#ffff00"/>
    </draw:gradient>
    <draw:gradient draw:name="Gradient_20_25" draw:display-name="Gradient 25" draw:style="linear" draw:start-color="#000000" draw:end-color="#ffff00" draw:start-intensity="100%" draw:end-intensity="100%" draw:angle="30deg" draw:border="0%">
      <loext:gradient-stop svg:offset="0" loext:color-type="rgb" loext:color-value="#000000"/>
      <loext:gradient-stop svg:offset="1" loext:color-type="rgb" loext:color-value="#ffff00"/>
    </draw:gradient>
    <draw:gradient draw:name="Gradient_20_26" draw:display-name="Gradient 26" draw:style="linear" draw:start-color="#00bfff" draw:end-color="#ffff00" draw:start-intensity="100%" draw:end-intensity="100%" draw:angle="30deg" draw:border="0%">
      <loext:gradient-stop svg:offset="0" loext:color-type="rgb" loext:color-value="#00bfff"/>
      <loext:gradient-stop svg:offset="1" loext:color-type="rgb" loext:color-value="#ffff00"/>
    </draw:gradient>
    <draw:gradient draw:name="Gradient_20_27" draw:display-name="Gradient 27" draw:style="linear" draw:start-color="#0000cd" draw:end-color="#ffff00" draw:start-intensity="100%" draw:end-intensity="100%" draw:angle="30deg" draw:border="0%">
      <loext:gradient-stop svg:offset="0" loext:color-type="rgb" loext:color-value="#0000cd"/>
      <loext:gradient-stop svg:offset="1" loext:color-type="rgb" loext:color-value="#ffff00"/>
    </draw:gradient>
    <draw:gradient draw:name="Gradient_20_28" draw:display-name="Gradient 28" draw:style="linear" draw:start-color="#0000cd" draw:end-color="#00bfff" draw:start-intensity="100%" draw:end-intensity="100%" draw:angle="30deg" draw:border="0%">
      <loext:gradient-stop svg:offset="0" loext:color-type="rgb" loext:color-value="#0000cd"/>
      <loext:gradient-stop svg:offset="1" loext:color-type="rgb" loext:color-value="#00bfff"/>
    </draw:gradient>
    <draw:gradient draw:name="Gradient_20_29" draw:display-name="Gradient 29" draw:style="linear" draw:start-color="#dc143c" draw:end-color="#00bfff" draw:start-intensity="100%" draw:end-intensity="100%" draw:angle="30deg" draw:border="0%">
      <loext:gradient-stop svg:offset="0" loext:color-type="rgb" loext:color-value="#dc143c"/>
      <loext:gradient-stop svg:offset="1" loext:color-type="rgb" loext:color-value="#00bfff"/>
    </draw:gradient>
    <draw:gradient draw:name="Gradient_20_3" draw:display-name="Gradient 3" draw:style="linear" draw:start-color="#98fb98" draw:end-color="#ffff00" draw:start-intensity="100%" draw:end-intensity="100%" draw:angle="30deg" draw:border="0%">
      <loext:gradient-stop svg:offset="0" loext:color-type="rgb" loext:color-value="#98fb98"/>
      <loext:gradient-stop svg:offset="1" loext:color-type="rgb" loext:color-value="#ffff00"/>
    </draw:gradient>
    <draw:gradient draw:name="Gradient_20_30" draw:display-name="Gradient 30" draw:style="linear" draw:start-color="#dc143c" draw:end-color="#db7093" draw:start-intensity="100%" draw:end-intensity="100%" draw:angle="30deg" draw:border="0%">
      <loext:gradient-stop svg:offset="0" loext:color-type="rgb" loext:color-value="#dc143c"/>
      <loext:gradient-stop svg:offset="1" loext:color-type="rgb" loext:color-value="#db7093"/>
    </draw:gradient>
    <draw:gradient draw:name="Gradient_20_31" draw:display-name="Gradient 31" draw:style="linear" draw:start-color="#dc143c" draw:end-color="#ffff00" draw:start-intensity="100%" draw:end-intensity="100%" draw:angle="30deg" draw:border="0%">
      <loext:gradient-stop svg:offset="0" loext:color-type="rgb" loext:color-value="#dc143c"/>
      <loext:gradient-stop svg:offset="1" loext:color-type="rgb" loext:color-value="#ffff00"/>
    </draw:gradient>
    <draw:gradient draw:name="Gradient_20_32" draw:display-name="Gradient 32" draw:style="linear" draw:start-color="#7fffd4" draw:end-color="#ffff00" draw:start-intensity="100%" draw:end-intensity="100%" draw:angle="30deg" draw:border="0%">
      <loext:gradient-stop svg:offset="0" loext:color-type="rgb" loext:color-value="#7fffd4"/>
      <loext:gradient-stop svg:offset="1" loext:color-type="rgb" loext:color-value="#ffff00"/>
    </draw:gradient>
    <draw:gradient draw:name="Gradient_20_33" draw:display-name="Gradient 33" draw:style="linear" draw:start-color="#ffc0cb" draw:end-color="#81d41a" draw:start-intensity="100%" draw:end-intensity="100%" draw:angle="30deg" draw:border="0%">
      <loext:gradient-stop svg:offset="0" loext:color-type="rgb" loext:color-value="#ffc0cb"/>
      <loext:gradient-stop svg:offset="1" loext:color-type="rgb" loext:color-value="#81d41a"/>
    </draw:gradient>
    <draw:gradient draw:name="Gradient_20_6" draw:display-name="Gradient 6" draw:style="linear" draw:start-color="#f08080" draw:end-color="#ffff00" draw:start-intensity="100%" draw:end-intensity="100%" draw:angle="30deg" draw:border="0%">
      <loext:gradient-stop svg:offset="0" loext:color-type="rgb" loext:color-value="#f08080"/>
      <loext:gradient-stop svg:offset="1" loext:color-type="rgb" loext:color-value="#ffff00"/>
    </draw:gradient>
    <draw:gradient draw:name="Gradient_20_9" draw:display-name="Gradient 9" draw:style="linear" draw:start-color="#adff2f" draw:end-color="#f0ffff" draw:start-intensity="100%" draw:end-intensity="100%" draw:angle="30deg" draw:border="0%">
      <loext:gradient-stop svg:offset="0" loext:color-type="rgb" loext:color-value="#adff2f"/>
      <loext:gradient-stop svg:offset="1" loext:color-type="rgb" loext:color-value="#f0ffff"/>
    </draw:gradient>
    <draw:gradient draw:name="Green_20_Grass" draw:display-name="Green Grass" draw:style="linear" draw:start-color="#000000" draw:end-color="#ffc0cb" draw:start-intensity="100%" draw:end-intensity="100%" draw:angle="30deg" draw:border="0%">
      <loext:gradient-stop svg:offset="0" loext:color-type="rgb" loext:color-value="#000000"/>
      <loext:gradient-stop svg:offset="1" loext:color-type="rgb" loext:color-value="#ffc0cb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ain_5f_bg.jpg" draw:display-name="Main_bg.jpg" xlink:href="Pictures/1000000000000B8B0000067F99EA8CB6DC1E7847.jpg" xlink:type="simple" xlink:show="embed" xlink:actuate="onLoad"/>
    <draw:fill-image draw:name="White_25_20clouds_25_20and_25_20blue_25_20skiesss" draw:display-name="White%20clouds%20and%20blue%20skiesss" xlink:href="Pictures/1000000000000B8B0000067F99EA8CB6DC1E7847.jpg" xlink:type="simple" xlink:show="embed" xlink:actuate="onLoad"/>
    <draw:opacity draw:name="Transparency_20_1" draw:display-name="Transparency 1" draw:style="linear" draw:start="80%" draw:end="100%" draw:angle="0deg" draw:border="0%">
      <loext:opacity-stop svg:offset="0" svg:stop-opacity="0.8"/>
      <loext:opacity-stop svg:offset="1" svg:stop-opacity="1"/>
    </draw:opacity>
    <draw:opacity draw:name="Transparency_20_2" draw:display-name="Transparency 2" draw:style="axial" draw:start="100%" draw:end="100%" draw:angle="0deg" draw:border="0%">
      <loext:opacity-stop svg:offset="1" svg:stop-opacity="1"/>
    </draw:opacity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10" draw:display-name="Estremità linea 10" svg:viewBox="0 0 20 20" svg:d="M0 20l10-20 10 20z"/>
    <draw:marker draw:name="Estremità_20_linea_20_12" draw:display-name="Estremità linea 12" svg:viewBox="0 0 20 20" svg:d="M0 20l10-20 10 20z"/>
    <draw:marker draw:name="Estremità_20_linea_20_13" draw:display-name="Estremità linea 13" svg:viewBox="0 0 20 20" svg:d="M0 20l10-20 10 20z"/>
    <draw:marker draw:name="Estremità_20_linea_20_14" draw:display-name="Estremità linea 14" svg:viewBox="0 0 20 20" svg:d="M0 20l10-20 10 20z"/>
    <draw:marker draw:name="Estremità_20_linea_20_16" draw:display-name="Estremità linea 16" svg:viewBox="0 0 20 20" svg:d="M0 20l10-20 10 20z"/>
    <draw:marker draw:name="Estremità_20_linea_20_17" draw:display-name="Estremità linea 17" svg:viewBox="0 0 20 20" svg:d="M0 20l10-20 10 20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draw:marker draw:name="Estremità_20_linea_20_5" draw:display-name="Estremità linea 5" svg:viewBox="0 0 20 20" svg:d="M0 20l10-20 10 20z"/>
    <draw:marker draw:name="Estremità_20_linea_20_6" draw:display-name="Estremità linea 6" svg:viewBox="0 0 20 20" svg:d="M0 20l10-20 10 20z"/>
    <draw:marker draw:name="Estremità_20_linea_20_8" draw:display-name="Estremità linea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24pt" fo:language="it" fo:country="IT" style:font-name-asian="Cantarell" style:font-size-asian="24pt" style:language-asian="zh" style:country-asian="CN" style:font-name-complex="Nimbus Sans2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gradient" draw:fill-color="#2499be" draw:fill-gradient-name="Green_20_Grass" draw:gradient-step-count="0" draw:opacity-name="Transparency_20_1" draw:textarea-horizontal-align="justify" fo:padding-top="0.125cm" fo:padding-bottom="0.125cm" fo:padding-left="0.25cm" fo:padding-right="0.25cm" draw:shadow="hidden" draw:shadow-offset-x="0cm" draw:shadow-offset-y="-1.219cm" draw:shadow-color="#808080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2" style:font-family-asian="'Nimbus Sans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Nimbus Sans" fo:font-family="'Nimbus Sans'" style:font-family-generic="roman" style:font-pitch="variable" fo:font-size="18pt" style:letter-kerning="true" style:font-name-asian="Nimbus Sans2" style:font-family-asian="'Nimbus Sans'" style:font-family-generic-asian="system" style:font-pitch-asian="variable" style:font-size-asian="18pt" style:font-name-complex="FreeSerif" style:font-family-complex="FreeSerif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reshes-background" style:family="presentation">
      <style:graphic-properties draw:stroke="none" draw:fill="bitmap" draw:fill-image-name="Main_5f_bg.jpg" style:repeat="stretch" draw:fill-image-ref-point-x="0%" draw:fill-image-ref-point-y="0%" draw:fill-image-ref-point="center"/>
      <style:text-properties style:letter-kerning="true"/>
    </style:style>
    <style:style style:name="Fresh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sh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reshes-outline1" style:family="presentation">
      <style:graphic-properties draw:stroke="none" draw:fill="none" draw:auto-grow-height="false" draw:fit-to-size="false" style:shrink-to-fit="true">
        <text:list-style style:name="Freshe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es-outline2" style:family="presentation" style:parent-style-name="Freshes-outline1">
      <style:paragraph-properties fo:margin-top="0.4cm" fo:margin-bottom="0cm"/>
      <style:text-properties fo:font-size="28pt" style:font-size-asian="28pt" style:font-size-complex="28pt"/>
    </style:style>
    <style:style style:name="Freshes-outline3" style:family="presentation" style:parent-style-name="Freshes-outline2">
      <style:paragraph-properties fo:margin-top="0.3cm" fo:margin-bottom="0cm"/>
      <style:text-properties fo:font-size="24pt" style:font-size-asian="24pt" style:font-size-complex="24pt"/>
    </style:style>
    <style:style style:name="Freshes-outline4" style:family="presentation" style:parent-style-name="Freshes-outline3">
      <style:paragraph-properties fo:margin-top="0.2cm" fo:margin-bottom="0cm"/>
      <style:text-properties fo:font-size="20pt" style:font-size-asian="20pt" style:font-size-complex="20pt"/>
    </style:style>
    <style:style style:name="Freshes-outline5" style:family="presentation" style:parent-style-name="Freshes-outline4">
      <style:paragraph-properties fo:margin-top="0.1cm" fo:margin-bottom="0cm"/>
      <style:text-properties fo:font-size="20pt" style:font-size-asian="20pt" style:font-size-complex="20pt"/>
    </style:style>
    <style:style style:name="Freshes-outline6" style:family="presentation" style:parent-style-name="Freshes-outline5">
      <style:paragraph-properties fo:margin-top="0.1cm" fo:margin-bottom="0cm"/>
      <style:text-properties fo:font-size="20pt" style:font-size-asian="20pt" style:font-size-complex="20pt"/>
    </style:style>
    <style:style style:name="Freshes-outline7" style:family="presentation" style:parent-style-name="Freshes-outline6">
      <style:paragraph-properties fo:margin-top="0.1cm" fo:margin-bottom="0cm"/>
      <style:text-properties fo:font-size="20pt" style:font-size-asian="20pt" style:font-size-complex="20pt"/>
    </style:style>
    <style:style style:name="Freshes-outline8" style:family="presentation" style:parent-style-name="Freshes-outline7">
      <style:paragraph-properties fo:margin-top="0.1cm" fo:margin-bottom="0cm"/>
      <style:text-properties fo:font-size="20pt" style:font-size-asian="20pt" style:font-size-complex="20pt"/>
    </style:style>
    <style:style style:name="Freshes-outline9" style:family="presentation" style:parent-style-name="Freshes-outline8">
      <style:paragraph-properties fo:margin-top="0.1cm" fo:margin-bottom="0cm"/>
      <style:text-properties fo:font-size="20pt" style:font-size-asian="20pt" style:font-size-complex="20pt"/>
    </style:style>
    <style:style style:name="Freshes-subtitle" style:family="presentation">
      <style:graphic-properties draw:stroke="none" draw:fill="none" draw:textarea-vertical-align="middle">
        <text:list-style style:name="Freshe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es-title" style:family="presentation">
      <style:graphic-properties draw:stroke="none" draw:fill="none" draw:textarea-vertical-align="middle">
        <text:list-style style:name="Freshe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Bullet-background" style:display-name="One Bullet-background" style:family="presentation">
      <style:graphic-properties draw:stroke="none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  <style:text-properties style:letter-kerning="true"/>
    </style:style>
    <style:style style:name="One_20_Bullet-backgroundobjects" style:display-name="One Bullet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" fo:font-family="'Noto Sans'" style:font-style-name="Regular" style:font-family-generic="swiss" style:font-pitch="variable" style:letter-kerning="true"/>
    </style:style>
    <style:style style:name="One_20_Bullet-notes" style:display-name="One Bulle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Bullet-outline1" style:display-name="One Bullet-outline1" style:family="presentation">
      <style:graphic-properties draw:stroke="none" draw:fill="none" draw:auto-grow-height="false" draw:fit-to-size="false" style:shrink-to-fit="true" style:writing-mode="page">
        <text:list-style style:name="One_20_Bullet-outline1" style:display-name="One Bull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outline2" style:display-name="One Bullet-outline2" style:family="presentation" style:parent-style-name="One_20_Bullet-outline1">
      <style:paragraph-properties fo:margin-top="0.4cm" fo:margin-bottom="0cm"/>
      <style:text-properties fo:font-size="28pt" style:font-size-asian="28pt" style:font-size-complex="28pt"/>
    </style:style>
    <style:style style:name="One_20_Bullet-outline3" style:display-name="One Bullet-outline3" style:family="presentation" style:parent-style-name="One_20_Bullet-outline2">
      <style:paragraph-properties fo:margin-top="0.3cm" fo:margin-bottom="0cm"/>
      <style:text-properties fo:font-size="24pt" style:font-size-asian="24pt" style:font-size-complex="24pt"/>
    </style:style>
    <style:style style:name="One_20_Bullet-outline4" style:display-name="One Bullet-outline4" style:family="presentation" style:parent-style-name="One_20_Bullet-outline3">
      <style:paragraph-properties fo:margin-top="0.2cm" fo:margin-bottom="0cm"/>
      <style:text-properties fo:font-size="20pt" style:font-size-asian="20pt" style:font-size-complex="20pt"/>
    </style:style>
    <style:style style:name="One_20_Bullet-outline5" style:display-name="One Bullet-outline5" style:family="presentation" style:parent-style-name="One_20_Bullet-outline4">
      <style:paragraph-properties fo:margin-top="0.1cm" fo:margin-bottom="0cm"/>
      <style:text-properties fo:font-size="20pt" style:font-size-asian="20pt" style:font-size-complex="20pt"/>
    </style:style>
    <style:style style:name="One_20_Bullet-outline6" style:display-name="One Bullet-outline6" style:family="presentation" style:parent-style-name="One_20_Bullet-outline5">
      <style:paragraph-properties fo:margin-top="0.1cm" fo:margin-bottom="0cm"/>
      <style:text-properties fo:font-size="20pt" style:font-size-asian="20pt" style:font-size-complex="20pt"/>
    </style:style>
    <style:style style:name="One_20_Bullet-outline7" style:display-name="One Bullet-outline7" style:family="presentation" style:parent-style-name="One_20_Bullet-outline6">
      <style:paragraph-properties fo:margin-top="0.1cm" fo:margin-bottom="0cm"/>
      <style:text-properties fo:font-size="20pt" style:font-size-asian="20pt" style:font-size-complex="20pt"/>
    </style:style>
    <style:style style:name="One_20_Bullet-outline8" style:display-name="One Bullet-outline8" style:family="presentation" style:parent-style-name="One_20_Bullet-outline7">
      <style:paragraph-properties fo:margin-top="0.1cm" fo:margin-bottom="0cm"/>
      <style:text-properties fo:font-size="20pt" style:font-size-asian="20pt" style:font-size-complex="20pt"/>
    </style:style>
    <style:style style:name="One_20_Bullet-outline9" style:display-name="One Bullet-outline9" style:family="presentation" style:parent-style-name="One_20_Bullet-outline8">
      <style:paragraph-properties fo:margin-top="0.1cm" fo:margin-bottom="0cm"/>
      <style:text-properties fo:font-size="20pt" style:font-size-asian="20pt" style:font-size-complex="20pt"/>
    </style:style>
    <style:style style:name="One_20_Bullet-subtitle" style:display-name="One Bullet-subtitle" style:family="presentation">
      <style:graphic-properties draw:stroke="none" draw:fill="none" draw:textarea-vertical-align="middle" style:writing-mode="page">
        <text:list-style style:name="One_20_Bullet-subtitle" style:display-name="One Bull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title" style:display-name="One Bullet-title" style:family="presentation">
      <style:graphic-properties shadow="none" draw:stroke="none" draw:fill="none" draw:textarea-vertical-align="middle" style:writing-mode="page">
        <text:list-style style:name="One_20_Bullet-title" style:display-name="One Bull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Bullets-background" style:display-name="Two Bullets-background" style:family="presentation">
      <style:graphic-properties draw:stroke="none" draw:fill="none"/>
      <style:text-properties style:letter-kerning="true"/>
    </style:style>
    <style:style style:name="Two_20_Bullets-backgroundobjects" style:display-name="Two Bullets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" fo:font-family="'Noto Sans'" style:font-style-name="Regular" style:font-family-generic="swiss" style:font-pitch="variable" style:letter-kerning="true"/>
    </style:style>
    <style:style style:name="Two_20_Bullets-notes" style:display-name="Two Bullets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Bullets-outline1" style:display-name="Two Bullets-outline1" style:family="presentation">
      <style:graphic-properties draw:stroke="none" draw:fill="none" draw:auto-grow-height="false" draw:fit-to-size="false" style:shrink-to-fit="true" style:writing-mode="page">
        <text:list-style style:name="Two_20_Bullets-outline1" style:display-name="Two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outline2" style:display-name="Two Bullets-outline2" style:family="presentation" style:parent-style-name="Two_20_Bullets-outline1">
      <style:paragraph-properties fo:margin-top="0.4cm" fo:margin-bottom="0cm"/>
      <style:text-properties fo:font-size="28pt" style:font-size-asian="28pt" style:font-size-complex="28pt"/>
    </style:style>
    <style:style style:name="Two_20_Bullets-outline3" style:display-name="Two Bullets-outline3" style:family="presentation" style:parent-style-name="Two_20_Bullets-outline2">
      <style:paragraph-properties fo:margin-top="0.3cm" fo:margin-bottom="0cm"/>
      <style:text-properties fo:font-size="24pt" style:font-size-asian="24pt" style:font-size-complex="24pt"/>
    </style:style>
    <style:style style:name="Two_20_Bullets-outline4" style:display-name="Two Bullets-outline4" style:family="presentation" style:parent-style-name="Two_20_Bullets-outline3">
      <style:paragraph-properties fo:margin-top="0.2cm" fo:margin-bottom="0cm"/>
      <style:text-properties fo:font-size="20pt" style:font-size-asian="20pt" style:font-size-complex="20pt"/>
    </style:style>
    <style:style style:name="Two_20_Bullets-outline5" style:display-name="Two Bullets-outline5" style:family="presentation" style:parent-style-name="Two_20_Bullets-outline4">
      <style:paragraph-properties fo:margin-top="0.1cm" fo:margin-bottom="0cm"/>
      <style:text-properties fo:font-size="20pt" style:font-size-asian="20pt" style:font-size-complex="20pt"/>
    </style:style>
    <style:style style:name="Two_20_Bullets-outline6" style:display-name="Two Bullets-outline6" style:family="presentation" style:parent-style-name="Two_20_Bullets-outline5">
      <style:paragraph-properties fo:margin-top="0.1cm" fo:margin-bottom="0cm"/>
      <style:text-properties fo:font-size="20pt" style:font-size-asian="20pt" style:font-size-complex="20pt"/>
    </style:style>
    <style:style style:name="Two_20_Bullets-outline7" style:display-name="Two Bullets-outline7" style:family="presentation" style:parent-style-name="Two_20_Bullets-outline6">
      <style:paragraph-properties fo:margin-top="0.1cm" fo:margin-bottom="0cm"/>
      <style:text-properties fo:font-size="20pt" style:font-size-asian="20pt" style:font-size-complex="20pt"/>
    </style:style>
    <style:style style:name="Two_20_Bullets-outline8" style:display-name="Two Bullets-outline8" style:family="presentation" style:parent-style-name="Two_20_Bullets-outline7">
      <style:paragraph-properties fo:margin-top="0.1cm" fo:margin-bottom="0cm"/>
      <style:text-properties fo:font-size="20pt" style:font-size-asian="20pt" style:font-size-complex="20pt"/>
    </style:style>
    <style:style style:name="Two_20_Bullets-outline9" style:display-name="Two Bullets-outline9" style:family="presentation" style:parent-style-name="Two_20_Bullets-outline8">
      <style:paragraph-properties fo:margin-top="0.1cm" fo:margin-bottom="0cm"/>
      <style:text-properties fo:font-size="20pt" style:font-size-asian="20pt" style:font-size-complex="20pt"/>
    </style:style>
    <style:style style:name="Two_20_Bullets-subtitle" style:display-name="Two Bullets-subtitle" style:family="presentation">
      <style:graphic-properties draw:stroke="none" draw:fill="none" draw:textarea-vertical-align="middle" style:writing-mode="page">
        <text:list-style style:name="Two_20_Bullets-subtitle" style:display-name="Two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title" style:display-name="Two Bullets-title" style:family="presentation">
      <style:graphic-properties draw:stroke="none" draw:fill="none" draw:textarea-vertical-align="middle" style:writing-mode="page">
        <text:list-style style:name="Two_20_Bullets-title" style:display-name="Two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ree_20_Bullets-background" style:display-name="Three Bullets-background" style:family="presentation">
      <style:graphic-properties draw:stroke="none" draw:fill="none"/>
      <style:text-properties style:letter-kerning="true"/>
    </style:style>
    <style:style style:name="Three_20_Bullets-backgroundobjects" style:display-name="Three Bullets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" fo:font-family="'Noto Sans'" style:font-style-name="Regular" style:font-family-generic="swiss" style:font-pitch="variable" style:letter-kerning="true"/>
    </style:style>
    <style:style style:name="Three_20_Bullets-notes" style:display-name="Three Bullets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Bullets-outline1" style:display-name="Three Bullets-outline1" style:family="presentation">
      <style:graphic-properties draw:stroke="none" draw:fill="none" draw:auto-grow-height="false" draw:fit-to-size="false" style:shrink-to-fit="true" style:writing-mode="page">
        <text:list-style style:name="Three_20_Bullets-outline1" style:display-name="Thre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outline2" style:display-name="Three Bullets-outline2" style:family="presentation" style:parent-style-name="Three_20_Bullets-outline1">
      <style:paragraph-properties fo:margin-top="0.4cm" fo:margin-bottom="0cm"/>
      <style:text-properties fo:font-size="28pt" style:font-size-asian="28pt" style:font-size-complex="28pt"/>
    </style:style>
    <style:style style:name="Three_20_Bullets-outline3" style:display-name="Three Bullets-outline3" style:family="presentation" style:parent-style-name="Three_20_Bullets-outline2">
      <style:paragraph-properties fo:margin-top="0.3cm" fo:margin-bottom="0cm"/>
      <style:text-properties fo:font-size="24pt" style:font-size-asian="24pt" style:font-size-complex="24pt"/>
    </style:style>
    <style:style style:name="Three_20_Bullets-outline4" style:display-name="Three Bullets-outline4" style:family="presentation" style:parent-style-name="Three_20_Bullets-outline3">
      <style:paragraph-properties fo:margin-top="0.2cm" fo:margin-bottom="0cm"/>
      <style:text-properties fo:font-size="20pt" style:font-size-asian="20pt" style:font-size-complex="20pt"/>
    </style:style>
    <style:style style:name="Three_20_Bullets-outline5" style:display-name="Three Bullets-outline5" style:family="presentation" style:parent-style-name="Three_20_Bullets-outline4">
      <style:paragraph-properties fo:margin-top="0.1cm" fo:margin-bottom="0cm"/>
      <style:text-properties fo:font-size="20pt" style:font-size-asian="20pt" style:font-size-complex="20pt"/>
    </style:style>
    <style:style style:name="Three_20_Bullets-outline6" style:display-name="Three Bullets-outline6" style:family="presentation" style:parent-style-name="Three_20_Bullets-outline5">
      <style:paragraph-properties fo:margin-top="0.1cm" fo:margin-bottom="0cm"/>
      <style:text-properties fo:font-size="20pt" style:font-size-asian="20pt" style:font-size-complex="20pt"/>
    </style:style>
    <style:style style:name="Three_20_Bullets-outline7" style:display-name="Three Bullets-outline7" style:family="presentation" style:parent-style-name="Three_20_Bullets-outline6">
      <style:paragraph-properties fo:margin-top="0.1cm" fo:margin-bottom="0cm"/>
      <style:text-properties fo:font-size="20pt" style:font-size-asian="20pt" style:font-size-complex="20pt"/>
    </style:style>
    <style:style style:name="Three_20_Bullets-outline8" style:display-name="Three Bullets-outline8" style:family="presentation" style:parent-style-name="Three_20_Bullets-outline7">
      <style:paragraph-properties fo:margin-top="0.1cm" fo:margin-bottom="0cm"/>
      <style:text-properties fo:font-size="20pt" style:font-size-asian="20pt" style:font-size-complex="20pt"/>
    </style:style>
    <style:style style:name="Three_20_Bullets-outline9" style:display-name="Three Bullets-outline9" style:family="presentation" style:parent-style-name="Three_20_Bullets-outline8">
      <style:paragraph-properties fo:margin-top="0.1cm" fo:margin-bottom="0cm"/>
      <style:text-properties fo:font-size="20pt" style:font-size-asian="20pt" style:font-size-complex="20pt"/>
    </style:style>
    <style:style style:name="Three_20_Bullets-subtitle" style:display-name="Three Bullets-subtitle" style:family="presentation">
      <style:graphic-properties draw:stroke="none" draw:fill="none" draw:textarea-vertical-align="middle" style:writing-mode="page">
        <text:list-style style:name="Three_20_Bullets-subtitle" style:display-name="Thre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title" style:display-name="Three Bullets-title" style:family="presentation">
      <style:graphic-properties draw:stroke="none" draw:fill="none" draw:textarea-vertical-align="middle" style:writing-mode="page">
        <text:list-style style:name="Three_20_Bullets-title" style:display-name="Thre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ur_20_Bullets-background" style:display-name="Four Bullets-background" style:family="presentation">
      <style:graphic-properties draw:stroke="none" draw:fill="none"/>
      <style:text-properties style:letter-kerning="true"/>
    </style:style>
    <style:style style:name="Four_20_Bullets-backgroundobjects" style:display-name="Four Bullets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" fo:font-family="'Noto Sans'" style:font-style-name="Regular" style:font-family-generic="swiss" style:font-pitch="variable" style:letter-kerning="true"/>
    </style:style>
    <style:style style:name="Four_20_Bullets-notes" style:display-name="Four Bullets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20_Bullets-outline1" style:display-name="Four Bullets-outline1" style:family="presentation">
      <style:graphic-properties draw:stroke="none" draw:fill="none" draw:auto-grow-height="false" draw:fit-to-size="false" style:shrink-to-fit="true" style:writing-mode="page">
        <text:list-style style:name="Four_20_Bullets-outline1" style:display-name="Four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outline2" style:display-name="Four Bullets-outline2" style:family="presentation" style:parent-style-name="Four_20_Bullets-outline1">
      <style:paragraph-properties fo:margin-top="0.4cm" fo:margin-bottom="0cm"/>
      <style:text-properties fo:font-size="28pt" style:font-size-asian="28pt" style:font-size-complex="28pt"/>
    </style:style>
    <style:style style:name="Four_20_Bullets-outline3" style:display-name="Four Bullets-outline3" style:family="presentation" style:parent-style-name="Four_20_Bullets-outline2">
      <style:paragraph-properties fo:margin-top="0.3cm" fo:margin-bottom="0cm"/>
      <style:text-properties fo:font-size="24pt" style:font-size-asian="24pt" style:font-size-complex="24pt"/>
    </style:style>
    <style:style style:name="Four_20_Bullets-outline4" style:display-name="Four Bullets-outline4" style:family="presentation" style:parent-style-name="Four_20_Bullets-outline3">
      <style:paragraph-properties fo:margin-top="0.2cm" fo:margin-bottom="0cm"/>
      <style:text-properties fo:font-size="20pt" style:font-size-asian="20pt" style:font-size-complex="20pt"/>
    </style:style>
    <style:style style:name="Four_20_Bullets-outline5" style:display-name="Four Bullets-outline5" style:family="presentation" style:parent-style-name="Four_20_Bullets-outline4">
      <style:paragraph-properties fo:margin-top="0.1cm" fo:margin-bottom="0cm"/>
      <style:text-properties fo:font-size="20pt" style:font-size-asian="20pt" style:font-size-complex="20pt"/>
    </style:style>
    <style:style style:name="Four_20_Bullets-outline6" style:display-name="Four Bullets-outline6" style:family="presentation" style:parent-style-name="Four_20_Bullets-outline5">
      <style:paragraph-properties fo:margin-top="0.1cm" fo:margin-bottom="0cm"/>
      <style:text-properties fo:font-size="20pt" style:font-size-asian="20pt" style:font-size-complex="20pt"/>
    </style:style>
    <style:style style:name="Four_20_Bullets-outline7" style:display-name="Four Bullets-outline7" style:family="presentation" style:parent-style-name="Four_20_Bullets-outline6">
      <style:paragraph-properties fo:margin-top="0.1cm" fo:margin-bottom="0cm"/>
      <style:text-properties fo:font-size="20pt" style:font-size-asian="20pt" style:font-size-complex="20pt"/>
    </style:style>
    <style:style style:name="Four_20_Bullets-outline8" style:display-name="Four Bullets-outline8" style:family="presentation" style:parent-style-name="Four_20_Bullets-outline7">
      <style:paragraph-properties fo:margin-top="0.1cm" fo:margin-bottom="0cm"/>
      <style:text-properties fo:font-size="20pt" style:font-size-asian="20pt" style:font-size-complex="20pt"/>
    </style:style>
    <style:style style:name="Four_20_Bullets-outline9" style:display-name="Four Bullets-outline9" style:family="presentation" style:parent-style-name="Four_20_Bullets-outline8">
      <style:paragraph-properties fo:margin-top="0.1cm" fo:margin-bottom="0cm"/>
      <style:text-properties fo:font-size="20pt" style:font-size-asian="20pt" style:font-size-complex="20pt"/>
    </style:style>
    <style:style style:name="Four_20_Bullets-subtitle" style:display-name="Four Bullets-subtitle" style:family="presentation">
      <style:graphic-properties draw:stroke="none" draw:fill="none" draw:textarea-vertical-align="middle" style:writing-mode="page">
        <text:list-style style:name="Four_20_Bullets-subtitle" style:display-name="Four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title" style:display-name="Four Bullets-title" style:family="presentation">
      <style:graphic-properties draw:stroke="none" draw:fill="none" draw:textarea-vertical-align="middle" style:writing-mode="page">
        <text:list-style style:name="Four_20_Bullets-title" style:display-name="Four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2f_White_20_Chart-background" style:display-name="Blue/White Chart-background" style:family="presentation">
      <style:graphic-properties draw:stroke="none" draw:fill="solid" draw:fill-color="#0f9bbc"/>
      <style:text-properties style:letter-kerning="true"/>
    </style:style>
    <style:style style:name="Blue_2f_White_20_Chart-backgroundobjects" style:display-name="Blue/White Chart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" fo:font-family="'Noto Sans'" style:font-style-name="Regular" style:font-family-generic="swiss" style:font-pitch="variable" style:letter-kerning="true"/>
    </style:style>
    <style:style style:name="Blue_2f_White_20_Chart-notes" style:display-name="Blue/White Char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f_White_20_Chart-outline1" style:display-name="Blue/White Chart-outline1" style:family="presentation">
      <style:graphic-properties draw:stroke="none" draw:fill="none" draw:auto-grow-height="false" draw:fit-to-size="false" style:shrink-to-fit="true" style:writing-mode="page">
        <text:list-style style:name="Blue_2f_White_20_Chart-outline1" style:display-name="Blue/Whit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outline2" style:display-name="Blue/White Chart-outline2" style:family="presentation" style:parent-style-name="Blue_2f_White_20_Chart-outline1">
      <style:paragraph-properties fo:margin-top="0.4cm" fo:margin-bottom="0cm"/>
      <style:text-properties fo:font-size="28pt" style:font-size-asian="28pt" style:font-size-complex="28pt"/>
    </style:style>
    <style:style style:name="Blue_2f_White_20_Chart-outline3" style:display-name="Blue/White Chart-outline3" style:family="presentation" style:parent-style-name="Blue_2f_White_20_Chart-outline2">
      <style:paragraph-properties fo:margin-top="0.3cm" fo:margin-bottom="0cm"/>
      <style:text-properties fo:font-size="24pt" style:font-size-asian="24pt" style:font-size-complex="24pt"/>
    </style:style>
    <style:style style:name="Blue_2f_White_20_Chart-outline4" style:display-name="Blue/White Chart-outline4" style:family="presentation" style:parent-style-name="Blue_2f_White_20_Chart-outline3">
      <style:paragraph-properties fo:margin-top="0.2cm" fo:margin-bottom="0cm"/>
      <style:text-properties fo:font-size="20pt" style:font-size-asian="20pt" style:font-size-complex="20pt"/>
    </style:style>
    <style:style style:name="Blue_2f_White_20_Chart-outline5" style:display-name="Blue/White Chart-outline5" style:family="presentation" style:parent-style-name="Blue_2f_White_20_Chart-outline4">
      <style:paragraph-properties fo:margin-top="0.1cm" fo:margin-bottom="0cm"/>
      <style:text-properties fo:font-size="20pt" style:font-size-asian="20pt" style:font-size-complex="20pt"/>
    </style:style>
    <style:style style:name="Blue_2f_White_20_Chart-outline6" style:display-name="Blue/White Chart-outline6" style:family="presentation" style:parent-style-name="Blue_2f_White_20_Chart-outline5">
      <style:paragraph-properties fo:margin-top="0.1cm" fo:margin-bottom="0cm"/>
      <style:text-properties fo:font-size="20pt" style:font-size-asian="20pt" style:font-size-complex="20pt"/>
    </style:style>
    <style:style style:name="Blue_2f_White_20_Chart-outline7" style:display-name="Blue/White Chart-outline7" style:family="presentation" style:parent-style-name="Blue_2f_White_20_Chart-outline6">
      <style:paragraph-properties fo:margin-top="0.1cm" fo:margin-bottom="0cm"/>
      <style:text-properties fo:font-size="20pt" style:font-size-asian="20pt" style:font-size-complex="20pt"/>
    </style:style>
    <style:style style:name="Blue_2f_White_20_Chart-outline8" style:display-name="Blue/White Chart-outline8" style:family="presentation" style:parent-style-name="Blue_2f_White_20_Chart-outline7">
      <style:paragraph-properties fo:margin-top="0.1cm" fo:margin-bottom="0cm"/>
      <style:text-properties fo:font-size="20pt" style:font-size-asian="20pt" style:font-size-complex="20pt"/>
    </style:style>
    <style:style style:name="Blue_2f_White_20_Chart-outline9" style:display-name="Blue/White Chart-outline9" style:family="presentation" style:parent-style-name="Blue_2f_White_20_Chart-outline8">
      <style:paragraph-properties fo:margin-top="0.1cm" fo:margin-bottom="0cm"/>
      <style:text-properties fo:font-size="20pt" style:font-size-asian="20pt" style:font-size-complex="20pt"/>
    </style:style>
    <style:style style:name="Blue_2f_White_20_Chart-subtitle" style:display-name="Blue/White Chart-subtitle" style:family="presentation">
      <style:graphic-properties draw:stroke="none" draw:fill="none" draw:textarea-vertical-align="middle" style:writing-mode="page">
        <text:list-style style:name="Blue_2f_White_20_Chart-subtitle" style:display-name="Blue/Whit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title" style:display-name="Blue/White Chart-title" style:family="presentation">
      <style:graphic-properties draw:stroke="none" draw:fill="none" draw:textarea-vertical-align="middle" style:writing-mode="page">
        <text:list-style style:name="Blue_2f_White_20_Chart-title" style:display-name="Blue/Whit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-background" style:family="presentation">
      <style:graphic-properties draw:stroke="none" draw:fill="none"/>
      <style:text-properties style:letter-kerning="true"/>
    </style:style>
    <style:style style:name="Table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" fo:font-family="'Noto Sans'" style:font-style-name="Regular" style:font-family-generic="swiss" style:font-pitch="variable" style:letter-kerning="true"/>
    </style:style>
    <style:style style:name="Table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-outline1" style:family="presentation">
      <style:graphic-properties draw:stroke="none" draw:fill="none" draw:auto-grow-height="false" draw:fit-to-size="false" style:shrink-to-fit="true" style:writing-mode="page">
        <text:list-style style:name="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outline2" style:family="presentation" style:parent-style-name="Table-outline1">
      <style:paragraph-properties fo:margin-top="0.4cm" fo:margin-bottom="0cm"/>
      <style:text-properties fo:font-size="28pt" style:font-size-asian="28pt" style:font-size-complex="28pt"/>
    </style:style>
    <style:style style:name="Table-outline3" style:family="presentation" style:parent-style-name="Table-outline2">
      <style:paragraph-properties fo:margin-top="0.3cm" fo:margin-bottom="0cm"/>
      <style:text-properties fo:font-size="24pt" style:font-size-asian="24pt" style:font-size-complex="24pt"/>
    </style:style>
    <style:style style:name="Table-outline4" style:family="presentation" style:parent-style-name="Table-outline3">
      <style:paragraph-properties fo:margin-top="0.2cm" fo:margin-bottom="0cm"/>
      <style:text-properties fo:font-size="20pt" style:font-size-asian="20pt" style:font-size-complex="20pt"/>
    </style:style>
    <style:style style:name="Table-outline5" style:family="presentation" style:parent-style-name="Table-outline4">
      <style:paragraph-properties fo:margin-top="0.1cm" fo:margin-bottom="0cm"/>
      <style:text-properties fo:font-size="20pt" style:font-size-asian="20pt" style:font-size-complex="20pt"/>
    </style:style>
    <style:style style:name="Table-outline6" style:family="presentation" style:parent-style-name="Table-outline5">
      <style:paragraph-properties fo:margin-top="0.1cm" fo:margin-bottom="0cm"/>
      <style:text-properties fo:font-size="20pt" style:font-size-asian="20pt" style:font-size-complex="20pt"/>
    </style:style>
    <style:style style:name="Table-outline7" style:family="presentation" style:parent-style-name="Table-outline6">
      <style:paragraph-properties fo:margin-top="0.1cm" fo:margin-bottom="0cm"/>
      <style:text-properties fo:font-size="20pt" style:font-size-asian="20pt" style:font-size-complex="20pt"/>
    </style:style>
    <style:style style:name="Table-outline8" style:family="presentation" style:parent-style-name="Table-outline7">
      <style:paragraph-properties fo:margin-top="0.1cm" fo:margin-bottom="0cm"/>
      <style:text-properties fo:font-size="20pt" style:font-size-asian="20pt" style:font-size-complex="20pt"/>
    </style:style>
    <style:style style:name="Table-outline9" style:family="presentation" style:parent-style-name="Table-outline8">
      <style:paragraph-properties fo:margin-top="0.1cm" fo:margin-bottom="0cm"/>
      <style:text-properties fo:font-size="20pt" style:font-size-asian="20pt" style:font-size-complex="20pt"/>
    </style:style>
    <style:style style:name="Table-subtitle" style:family="presentation">
      <style:graphic-properties draw:stroke="none" draw:fill="none" draw:textarea-vertical-align="middle" style:writing-mode="page">
        <text:list-style style:name="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title" style:family="presentation">
      <style:graphic-properties draw:stroke="none" draw:fill="none" draw:textarea-vertical-align="middle" style:writing-mode="page">
        <text:list-style style:name="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f_Blue_20_Chart-background" style:display-name="White/Blue Chart-background" style:family="presentation">
      <style:graphic-properties draw:stroke="none" draw:fill="none"/>
      <style:text-properties style:letter-kerning="true"/>
    </style:style>
    <style:style style:name="White_2f_Blue_20_Chart-backgroundobjects" style:display-name="White/Blue Chart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" fo:font-family="'Noto Sans'" style:font-style-name="Regular" style:font-family-generic="swiss" style:font-pitch="variable" style:letter-kerning="true"/>
    </style:style>
    <style:style style:name="White_2f_Blue_20_Chart-notes" style:display-name="White/Blue Char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f_Blue_20_Chart-outline1" style:display-name="White/Blue Chart-outline1" style:family="presentation">
      <style:graphic-properties draw:stroke="none" draw:fill="none" draw:auto-grow-height="false" draw:fit-to-size="false" style:shrink-to-fit="true" style:writing-mode="page">
        <text:list-style style:name="White_2f_Blue_20_Chart-outline1" style:display-name="White/Blu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outline2" style:display-name="White/Blue Chart-outline2" style:family="presentation" style:parent-style-name="White_2f_Blue_20_Chart-outline1">
      <style:paragraph-properties fo:margin-top="0.4cm" fo:margin-bottom="0cm"/>
      <style:text-properties fo:font-size="28pt" style:font-size-asian="28pt" style:font-size-complex="28pt"/>
    </style:style>
    <style:style style:name="White_2f_Blue_20_Chart-outline3" style:display-name="White/Blue Chart-outline3" style:family="presentation" style:parent-style-name="White_2f_Blue_20_Chart-outline2">
      <style:paragraph-properties fo:margin-top="0.3cm" fo:margin-bottom="0cm"/>
      <style:text-properties fo:font-size="24pt" style:font-size-asian="24pt" style:font-size-complex="24pt"/>
    </style:style>
    <style:style style:name="White_2f_Blue_20_Chart-outline4" style:display-name="White/Blue Chart-outline4" style:family="presentation" style:parent-style-name="White_2f_Blue_20_Chart-outline3">
      <style:paragraph-properties fo:margin-top="0.2cm" fo:margin-bottom="0cm"/>
      <style:text-properties fo:font-size="20pt" style:font-size-asian="20pt" style:font-size-complex="20pt"/>
    </style:style>
    <style:style style:name="White_2f_Blue_20_Chart-outline5" style:display-name="White/Blue Chart-outline5" style:family="presentation" style:parent-style-name="White_2f_Blue_20_Chart-outline4">
      <style:paragraph-properties fo:margin-top="0.1cm" fo:margin-bottom="0cm"/>
      <style:text-properties fo:font-size="20pt" style:font-size-asian="20pt" style:font-size-complex="20pt"/>
    </style:style>
    <style:style style:name="White_2f_Blue_20_Chart-outline6" style:display-name="White/Blue Chart-outline6" style:family="presentation" style:parent-style-name="White_2f_Blue_20_Chart-outline5">
      <style:paragraph-properties fo:margin-top="0.1cm" fo:margin-bottom="0cm"/>
      <style:text-properties fo:font-size="20pt" style:font-size-asian="20pt" style:font-size-complex="20pt"/>
    </style:style>
    <style:style style:name="White_2f_Blue_20_Chart-outline7" style:display-name="White/Blue Chart-outline7" style:family="presentation" style:parent-style-name="White_2f_Blue_20_Chart-outline6">
      <style:paragraph-properties fo:margin-top="0.1cm" fo:margin-bottom="0cm"/>
      <style:text-properties fo:font-size="20pt" style:font-size-asian="20pt" style:font-size-complex="20pt"/>
    </style:style>
    <style:style style:name="White_2f_Blue_20_Chart-outline8" style:display-name="White/Blue Chart-outline8" style:family="presentation" style:parent-style-name="White_2f_Blue_20_Chart-outline7">
      <style:paragraph-properties fo:margin-top="0.1cm" fo:margin-bottom="0cm"/>
      <style:text-properties fo:font-size="20pt" style:font-size-asian="20pt" style:font-size-complex="20pt"/>
    </style:style>
    <style:style style:name="White_2f_Blue_20_Chart-outline9" style:display-name="White/Blue Chart-outline9" style:family="presentation" style:parent-style-name="White_2f_Blue_20_Chart-outline8">
      <style:paragraph-properties fo:margin-top="0.1cm" fo:margin-bottom="0cm"/>
      <style:text-properties fo:font-size="20pt" style:font-size-asian="20pt" style:font-size-complex="20pt"/>
    </style:style>
    <style:style style:name="White_2f_Blue_20_Chart-subtitle" style:display-name="White/Blue Chart-subtitle" style:family="presentation">
      <style:graphic-properties draw:stroke="none" draw:fill="none" draw:textarea-vertical-align="middle" style:writing-mode="page">
        <text:list-style style:name="White_2f_Blue_20_Chart-subtitle" style:display-name="White/Blu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title" style:display-name="White/Blue Chart-title" style:family="presentation">
      <style:graphic-properties draw:stroke="none" draw:fill="none" draw:textarea-vertical-align="middle" style:writing-mode="page">
        <text:list-style style:name="White_2f_Blue_20_Chart-title" style:display-name="White/Blu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-background" style:display-name="Right Bar-background" style:family="presentation">
      <style:graphic-properties draw:stroke="none" draw:fill="none"/>
      <style:text-properties style:letter-kerning="true"/>
    </style:style>
    <style:style style:name="Right_20_Bar-backgroundobjects" style:display-name="Right Bar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" fo:font-family="'Noto Sans'" style:font-style-name="Regular" style:font-family-generic="swiss" style:font-pitch="variable" style:letter-kerning="true"/>
    </style:style>
    <style:style style:name="Right_20_Bar-notes" style:display-name="Right Bar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-outline1" style:display-name="Right Bar-outline1" style:family="presentation">
      <style:graphic-properties draw:stroke="none" draw:fill="none" draw:auto-grow-height="false" draw:fit-to-size="false" style:shrink-to-fit="true" style:writing-mode="page">
        <text:list-style style:name="Right_20_Bar-outline1" style:display-name="Righ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outline2" style:display-name="Right Bar-outline2" style:family="presentation" style:parent-style-name="Right_20_Bar-outline1">
      <style:paragraph-properties fo:margin-top="0.4cm" fo:margin-bottom="0cm"/>
      <style:text-properties fo:font-size="28pt" style:font-size-asian="28pt" style:font-size-complex="28pt"/>
    </style:style>
    <style:style style:name="Right_20_Bar-outline3" style:display-name="Right Bar-outline3" style:family="presentation" style:parent-style-name="Right_20_Bar-outline2">
      <style:paragraph-properties fo:margin-top="0.3cm" fo:margin-bottom="0cm"/>
      <style:text-properties fo:font-size="24pt" style:font-size-asian="24pt" style:font-size-complex="24pt"/>
    </style:style>
    <style:style style:name="Right_20_Bar-outline4" style:display-name="Right Bar-outline4" style:family="presentation" style:parent-style-name="Right_20_Bar-outline3">
      <style:paragraph-properties fo:margin-top="0.2cm" fo:margin-bottom="0cm"/>
      <style:text-properties fo:font-size="20pt" style:font-size-asian="20pt" style:font-size-complex="20pt"/>
    </style:style>
    <style:style style:name="Right_20_Bar-outline5" style:display-name="Right Bar-outline5" style:family="presentation" style:parent-style-name="Right_20_Bar-outline4">
      <style:paragraph-properties fo:margin-top="0.1cm" fo:margin-bottom="0cm"/>
      <style:text-properties fo:font-size="20pt" style:font-size-asian="20pt" style:font-size-complex="20pt"/>
    </style:style>
    <style:style style:name="Right_20_Bar-outline6" style:display-name="Right Bar-outline6" style:family="presentation" style:parent-style-name="Right_20_Bar-outline5">
      <style:paragraph-properties fo:margin-top="0.1cm" fo:margin-bottom="0cm"/>
      <style:text-properties fo:font-size="20pt" style:font-size-asian="20pt" style:font-size-complex="20pt"/>
    </style:style>
    <style:style style:name="Right_20_Bar-outline7" style:display-name="Right Bar-outline7" style:family="presentation" style:parent-style-name="Right_20_Bar-outline6">
      <style:paragraph-properties fo:margin-top="0.1cm" fo:margin-bottom="0cm"/>
      <style:text-properties fo:font-size="20pt" style:font-size-asian="20pt" style:font-size-complex="20pt"/>
    </style:style>
    <style:style style:name="Right_20_Bar-outline8" style:display-name="Right Bar-outline8" style:family="presentation" style:parent-style-name="Right_20_Bar-outline7">
      <style:paragraph-properties fo:margin-top="0.1cm" fo:margin-bottom="0cm"/>
      <style:text-properties fo:font-size="20pt" style:font-size-asian="20pt" style:font-size-complex="20pt"/>
    </style:style>
    <style:style style:name="Right_20_Bar-outline9" style:display-name="Right Bar-outline9" style:family="presentation" style:parent-style-name="Right_20_Bar-outline8">
      <style:paragraph-properties fo:margin-top="0.1cm" fo:margin-bottom="0cm"/>
      <style:text-properties fo:font-size="20pt" style:font-size-asian="20pt" style:font-size-complex="20pt"/>
    </style:style>
    <style:style style:name="Right_20_Bar-subtitle" style:display-name="Right Bar-subtitle" style:family="presentation">
      <style:graphic-properties draw:stroke="none" draw:fill="none" draw:textarea-vertical-align="middle" style:writing-mode="page">
        <text:list-style style:name="Right_20_Bar-subtitle" style:display-name="Righ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title" style:display-name="Right Bar-title" style:family="presentation">
      <style:graphic-properties draw:stroke="none" draw:fill="none" draw:textarea-vertical-align="middle" style:writing-mode="page">
        <text:list-style style:name="Right_20_Bar-title" style:display-name="Righ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gram-background" style:family="presentation">
      <style:graphic-properties draw:stroke="none" draw:fill="none"/>
      <style:text-properties style:letter-kerning="true"/>
    </style:style>
    <style:style style:name="Diagram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" fo:font-family="'Noto Sans'" style:font-style-name="Regular" style:font-family-generic="swiss" style:font-pitch="variable" style:letter-kerning="true"/>
    </style:style>
    <style:style style:name="Diagram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-outline1" style:family="presentation">
      <style:graphic-properties draw:stroke="none" draw:fill="none" draw:auto-grow-height="false" draw:fit-to-size="false" style:shrink-to-fit="true" style:writing-mode="page">
        <text:list-style style:name="Diagra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outline2" style:family="presentation" style:parent-style-name="Diagram-outline1">
      <style:paragraph-properties fo:margin-top="0.4cm" fo:margin-bottom="0cm"/>
      <style:text-properties fo:font-size="28pt" style:font-size-asian="28pt" style:font-size-complex="28pt"/>
    </style:style>
    <style:style style:name="Diagram-outline3" style:family="presentation" style:parent-style-name="Diagram-outline2">
      <style:paragraph-properties fo:margin-top="0.3cm" fo:margin-bottom="0cm"/>
      <style:text-properties fo:font-size="24pt" style:font-size-asian="24pt" style:font-size-complex="24pt"/>
    </style:style>
    <style:style style:name="Diagram-outline4" style:family="presentation" style:parent-style-name="Diagram-outline3">
      <style:paragraph-properties fo:margin-top="0.2cm" fo:margin-bottom="0cm"/>
      <style:text-properties fo:font-size="20pt" style:font-size-asian="20pt" style:font-size-complex="20pt"/>
    </style:style>
    <style:style style:name="Diagram-outline5" style:family="presentation" style:parent-style-name="Diagram-outline4">
      <style:paragraph-properties fo:margin-top="0.1cm" fo:margin-bottom="0cm"/>
      <style:text-properties fo:font-size="20pt" style:font-size-asian="20pt" style:font-size-complex="20pt"/>
    </style:style>
    <style:style style:name="Diagram-outline6" style:family="presentation" style:parent-style-name="Diagram-outline5">
      <style:paragraph-properties fo:margin-top="0.1cm" fo:margin-bottom="0cm"/>
      <style:text-properties fo:font-size="20pt" style:font-size-asian="20pt" style:font-size-complex="20pt"/>
    </style:style>
    <style:style style:name="Diagram-outline7" style:family="presentation" style:parent-style-name="Diagram-outline6">
      <style:paragraph-properties fo:margin-top="0.1cm" fo:margin-bottom="0cm"/>
      <style:text-properties fo:font-size="20pt" style:font-size-asian="20pt" style:font-size-complex="20pt"/>
    </style:style>
    <style:style style:name="Diagram-outline8" style:family="presentation" style:parent-style-name="Diagram-outline7">
      <style:paragraph-properties fo:margin-top="0.1cm" fo:margin-bottom="0cm"/>
      <style:text-properties fo:font-size="20pt" style:font-size-asian="20pt" style:font-size-complex="20pt"/>
    </style:style>
    <style:style style:name="Diagram-outline9" style:family="presentation" style:parent-style-name="Diagram-outline8">
      <style:paragraph-properties fo:margin-top="0.1cm" fo:margin-bottom="0cm"/>
      <style:text-properties fo:font-size="20pt" style:font-size-asian="20pt" style:font-size-complex="20pt"/>
    </style:style>
    <style:style style:name="Diagram-subtitle" style:family="presentation">
      <style:graphic-properties draw:stroke="none" draw:fill="none" draw:textarea-vertical-align="middle" style:writing-mode="page">
        <text:list-style style:name="Diagra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title" style:family="presentation">
      <style:graphic-properties draw:stroke="none" draw:fill="none" draw:textarea-vertical-align="middle" style:writing-mode="page">
        <text:list-style style:name="Diagra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-background" style:display-name="Left Bar-background" style:family="presentation">
      <style:graphic-properties draw:stroke="none" draw:fill="none"/>
      <style:text-properties style:letter-kerning="true"/>
    </style:style>
    <style:style style:name="Left_20_Bar-backgroundobjects" style:display-name="Left Bar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" fo:font-family="'Noto Sans'" style:font-style-name="Regular" style:font-family-generic="swiss" style:font-pitch="variable" style:letter-kerning="true"/>
    </style:style>
    <style:style style:name="Left_20_Bar-notes" style:display-name="Left Bar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-outline1" style:display-name="Left Bar-outline1" style:family="presentation">
      <style:graphic-properties draw:stroke="none" draw:fill="none" draw:auto-grow-height="false" draw:fit-to-size="false" style:shrink-to-fit="true" style:writing-mode="page">
        <text:list-style style:name="Left_20_Bar-outline1" style:display-name="Lef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outline2" style:display-name="Left Bar-outline2" style:family="presentation" style:parent-style-name="Left_20_Bar-outline1">
      <style:paragraph-properties fo:margin-top="0.4cm" fo:margin-bottom="0cm"/>
      <style:text-properties fo:font-size="28pt" style:font-size-asian="28pt" style:font-size-complex="28pt"/>
    </style:style>
    <style:style style:name="Left_20_Bar-outline3" style:display-name="Left Bar-outline3" style:family="presentation" style:parent-style-name="Left_20_Bar-outline2">
      <style:paragraph-properties fo:margin-top="0.3cm" fo:margin-bottom="0cm"/>
      <style:text-properties fo:font-size="24pt" style:font-size-asian="24pt" style:font-size-complex="24pt"/>
    </style:style>
    <style:style style:name="Left_20_Bar-outline4" style:display-name="Left Bar-outline4" style:family="presentation" style:parent-style-name="Left_20_Bar-outline3">
      <style:paragraph-properties fo:margin-top="0.2cm" fo:margin-bottom="0cm"/>
      <style:text-properties fo:font-size="20pt" style:font-size-asian="20pt" style:font-size-complex="20pt"/>
    </style:style>
    <style:style style:name="Left_20_Bar-outline5" style:display-name="Left Bar-outline5" style:family="presentation" style:parent-style-name="Left_20_Bar-outline4">
      <style:paragraph-properties fo:margin-top="0.1cm" fo:margin-bottom="0cm"/>
      <style:text-properties fo:font-size="20pt" style:font-size-asian="20pt" style:font-size-complex="20pt"/>
    </style:style>
    <style:style style:name="Left_20_Bar-outline6" style:display-name="Left Bar-outline6" style:family="presentation" style:parent-style-name="Left_20_Bar-outline5">
      <style:paragraph-properties fo:margin-top="0.1cm" fo:margin-bottom="0cm"/>
      <style:text-properties fo:font-size="20pt" style:font-size-asian="20pt" style:font-size-complex="20pt"/>
    </style:style>
    <style:style style:name="Left_20_Bar-outline7" style:display-name="Left Bar-outline7" style:family="presentation" style:parent-style-name="Left_20_Bar-outline6">
      <style:paragraph-properties fo:margin-top="0.1cm" fo:margin-bottom="0cm"/>
      <style:text-properties fo:font-size="20pt" style:font-size-asian="20pt" style:font-size-complex="20pt"/>
    </style:style>
    <style:style style:name="Left_20_Bar-outline8" style:display-name="Left Bar-outline8" style:family="presentation" style:parent-style-name="Left_20_Bar-outline7">
      <style:paragraph-properties fo:margin-top="0.1cm" fo:margin-bottom="0cm"/>
      <style:text-properties fo:font-size="20pt" style:font-size-asian="20pt" style:font-size-complex="20pt"/>
    </style:style>
    <style:style style:name="Left_20_Bar-outline9" style:display-name="Left Bar-outline9" style:family="presentation" style:parent-style-name="Left_20_Bar-outline8">
      <style:paragraph-properties fo:margin-top="0.1cm" fo:margin-bottom="0cm"/>
      <style:text-properties fo:font-size="20pt" style:font-size-asian="20pt" style:font-size-complex="20pt"/>
    </style:style>
    <style:style style:name="Left_20_Bar-subtitle" style:display-name="Left Bar-subtitle" style:family="presentation">
      <style:graphic-properties draw:stroke="none" draw:fill="none" draw:textarea-vertical-align="middle" style:writing-mode="page">
        <text:list-style style:name="Left_20_Bar-subtitle" style:display-name="Lef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title" style:display-name="Left Bar-title" style:family="presentation">
      <style:graphic-properties draw:stroke="none" draw:fill="none" draw:textarea-vertical-align="middle" style:writing-mode="page">
        <text:list-style style:name="Left_20_Bar-title" style:display-name="Lef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Main_5f_bg.jpg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0f9bbc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protect="position size" loext:decorative="false"/>
    </style:style>
    <style:style style:name="Mgr5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36cm" fo:min-width="8.898cm" loext:decorative="false"/>
    </style:style>
    <style:style style:name="Mgr6" style:family="graphic" style:parent-style-name="standard">
      <style:graphic-properties draw:fill-color="#0d84a1" draw:opacity="100%" draw:opacity-name="Transparency_20_2" draw:textarea-horizontal-align="justify" draw:textarea-vertical-align="middle" draw:auto-grow-height="false" fo:min-height="15.498cm" fo:min-width="1.532cm" style:protect="position size" loext:decorative="false"/>
    </style:style>
    <style:style style:name="Mgr7" style:family="graphic" style:parent-style-name="standard">
      <style:graphic-properties draw:fill="solid" draw:fill-color="#0d84a1" draw:opacity="100%" draw:opacity-name="Transparency_20_2" draw:textarea-horizontal-align="justify" draw:textarea-vertical-align="middle" draw:auto-grow-height="false" fo:min-height="15.498cm" fo:min-width="1.532cm" style:protect="position size" loext:decorative="false"/>
    </style:style>
    <style:style style:name="Mgr8" style:family="graphic" style:parent-style-name="standard">
      <style:graphic-properties draw:opacity="100%" draw:opacity-name="Transparency_20_2" draw:textarea-horizontal-align="justify" draw:textarea-vertical-align="middle" draw:auto-grow-height="false" fo:min-height="1.36cm" fo:min-width="8.5cm" loext:decorative="false"/>
    </style:style>
    <style:style style:name="Mgr9" style:family="graphic" style:parent-style-name="standard">
      <style:graphic-properties draw:opacity="100%" draw:opacity-name="Transparency_20_2" draw:textarea-horizontal-align="justify" draw:textarea-vertical-align="middle" draw:auto-grow-height="false" fo:min-height="15.498cm" fo:min-width="3.818cm" style:protect="position size" style:writing-mode="lr-tb" loext:decorative="false"/>
      <style:paragraph-properties style:writing-mode="lr-tb"/>
    </style:style>
    <style:style style:name="Mpr1" style:family="presentation" style:parent-style-name="Freshe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Freshe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One_20_Bullet-backgroundobjects">
      <style:graphic-properties draw:fill-color="#0d84a1" draw:opacity="45%" draw:textarea-vertical-align="middle" draw:auto-grow-height="false" fo:min-height="15.748cm" fo:min-width="27.991cm" loext:decorative="false"/>
    </style:style>
    <style:style style:name="Mpr4" style:family="presentation" style:parent-style-name="One_20_Bulle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5" style:family="presentation" style:parent-style-name="One_20_Bulle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One_20_Bulle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Two_20_Bullet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Two_20_Bulle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wo_20_Bulle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Three_20_Bullet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1" style:family="presentation" style:parent-style-name="Three_20_Bulle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Three_20_Bulle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Four_20_Bullet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4" style:family="presentation" style:parent-style-name="Four_20_Bulle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" style:family="presentation" style:parent-style-name="Four_20_Bulle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6" style:family="presentation" style:parent-style-name="Blue_2f_White_20_Char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7" style:family="presentation" style:parent-style-name="Blue_2f_White_20_Char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Blue_2f_White_20_Char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Table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0" style:family="presentation" style:parent-style-name="Tab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1" style:family="presentation" style:parent-style-name="Tab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2" style:family="presentation" style:parent-style-name="White_2f_Blue_20_Char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3" style:family="presentation" style:parent-style-name="White_2f_Blue_20_Char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White_2f_Blue_20_Char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Right_20_Bar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6" style:family="presentation" style:parent-style-name="Right_20_Ba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Right_20_Ba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Diagram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9" style:family="presentation" style:parent-style-name="Diagra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0" style:family="presentation" style:parent-style-name="Diagra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1" style:family="presentation" style:parent-style-name="Left_20_Bar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32" style:family="presentation" style:parent-style-name="Left_20_Ba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3" style:family="presentation" style:parent-style-name="Left_20_Ba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d84a1" draw:opacity="45%"/>
      <style:paragraph-properties fo:text-align="center"/>
      <style:text-properties style:font-name="Noto Sans1"/>
    </style:style>
    <style:style style:name="MP6" style:family="paragraph">
      <style:paragraph-properties style:writing-mode="lr-tb"/>
      <style:text-properties style:font-name="Noto Sans1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Noto Sans1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Noto Sans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Noto Sans1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Noto Sans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Noto Sans1" fo:font-size="14pt" style:font-size-asian="14pt" style:font-size-complex="1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-color="#ffffff" draw:opacity="100%" draw:opacity-name="Transparency_20_2"/>
      <style:paragraph-properties fo:text-align="center"/>
      <style:text-properties style:font-name="Noto Sans1"/>
    </style:style>
    <style:style style:name="MP14" style:family="paragraph">
      <loext:graphic-properties draw:fill-color="#0d84a1" draw:opacity="100%" draw:opacity-name="Transparency_20_2"/>
      <style:paragraph-properties fo:text-align="center"/>
      <style:text-properties style:font-name="Noto Sans1"/>
    </style:style>
    <style:style style:name="MP15" style:family="paragraph">
      <loext:graphic-properties draw:fill="solid" draw:fill-color="#0d84a1" draw:opacity="100%" draw:opacity-name="Transparency_20_2"/>
      <style:paragraph-properties fo:text-align="center"/>
      <style:text-properties style:font-name="Noto Sans1"/>
    </style:style>
    <style:style style:name="MP16" style:family="paragraph">
      <loext:graphic-properties draw:opacity="100%" draw:opacity-name="Transparency_20_2"/>
      <style:paragraph-properties fo:text-align="center"/>
      <style:text-properties style:font-name="Noto Sans1"/>
    </style:style>
    <style:style style:name="MP17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1"/>
    </style:style>
    <style:style style:name="MP18" style:family="paragraph">
      <loext:graphic-properties draw:fill-color="#0d84a1" draw:opacity="100%" draw:opacity-name="Transparency_20_2"/>
      <style:paragraph-properties fo:text-align="center"/>
    </style:style>
    <style:style style:name="MP19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1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Freshes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reshes-title" draw:layer="backgroundobjects" svg:width="25.191cm" svg:height="2.629cm" svg:x="1.399cm" svg:y="0.627cm" presentation:class="title" presentation:placeholder="true">
        <draw:text-box/>
      </draw:frame>
      <draw:frame presentation:style-name="Freshes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draw:page-thumbnail presentation:style-name="Freshes-title" draw:layer="backgroundobjects" svg:width="18.624cm" svg:height="10.476cm" svg:x="1.482cm" svg:y="2.123cm" presentation:class="page"/>
        <draw:frame presentation:style-name="Freshes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One_20_Bullet" style:display-name="One Bullet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3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One_20_Bullet-title" draw:layer="backgroundobjects" svg:width="25.19cm" svg:height="2.628cm" svg:x="1.399cm" svg:y="0.628cm" presentation:class="title" presentation:placeholder="true">
        <draw:text-box/>
      </draw:frame>
      <draw:frame presentation:style-name="One_20_Bullet-outline1" draw:layer="backgroundobjects" svg:width="25.19cm" svg:height="9.132cm" svg:x="1.399cm" svg:y="3.685cm" presentation:class="outline" presentation:placeholder="true">
        <draw:text-box/>
      </draw:frame>
      <draw:frame presentation:style-name="Mpr4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ero&gt;</text:page-number></text:span></text:p>
        </draw:text-box>
      </draw:frame>
      <presentation:notes style:page-layout-name="PM0">
        <draw:page-thumbnail presentation:style-name="One_20_Bullet-title" draw:layer="backgroundobjects" svg:width="18.621cm" svg:height="10.476cm" svg:x="1.484cm" svg:y="2.123cm" presentation:class="page"/>
        <draw:frame presentation:style-name="One_20_Bulle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wo_20_Bullets" style:display-name="Two Bullets" style:page-layout-name="PM1" draw:style-name="Mdp3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12" draw:layer="backgroundobjects" svg:width="6.855cm" svg:height="15.747cm" svg:x="0.001cm" svg:y="0.001cm">
        <draw:image xlink:href="Pictures/10000000000002D50000067FC6ECD7DE47FD61DE.jpg" xlink:type="simple" xlink:show="embed" xlink:actuate="onLoad" draw:mime-type="image/jpeg">
          <text:p/>
        </draw:image>
      </draw:frame>
      <draw:frame presentation:style-name="Two_20_Bullets-title" draw:layer="backgroundobjects" svg:width="25.19cm" svg:height="2.628cm" svg:x="1.399cm" svg:y="0.628cm" presentation:class="title" presentation:placeholder="true">
        <draw:text-box/>
      </draw:frame>
      <draw:frame presentation:style-name="Two_20_Bullets-outline1" draw:layer="backgroundobjects" svg:width="25.19cm" svg:height="9.132cm" svg:x="1.399cm" svg:y="3.685cm" presentation:class="outline" presentation:placeholder="true">
        <draw:text-box/>
      </draw:frame>
      <draw:frame presentation:style-name="Mpr7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ero&gt;</text:page-number></text:span></text:p>
        </draw:text-box>
      </draw:frame>
      <presentation:notes style:page-layout-name="PM0">
        <draw:page-thumbnail presentation:style-name="Two_20_Bullets-title" draw:layer="backgroundobjects" svg:width="18.621cm" svg:height="10.476cm" svg:x="1.484cm" svg:y="2.123cm" presentation:class="page"/>
        <draw:frame presentation:style-name="Two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hree_20_Bullets" style:display-name="Three Bullets" style:page-layout-name="PM1" draw:style-name="Mdp3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12" draw:layer="backgroundobjects" svg:width="6.856cm" svg:height="27.991cm" draw:transform="rotate (1.5707963267949) translate (0.001cm 6.856cm)">
        <draw:image xlink:href="Pictures/10000000000001980000067FF48C89A71FDE7C74.jpg" xlink:type="simple" xlink:show="embed" xlink:actuate="onLoad" draw:mime-type="image/jpeg">
          <text:p/>
        </draw:image>
      </draw:frame>
      <draw:frame presentation:style-name="Three_20_Bullets-title" draw:layer="backgroundobjects" svg:width="25.19cm" svg:height="2.628cm" svg:x="1.399cm" svg:y="0.628cm" presentation:class="title" presentation:placeholder="true">
        <draw:text-box/>
      </draw:frame>
      <draw:frame presentation:style-name="Three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0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ero&gt;</text:page-number></text:span></text:p>
        </draw:text-box>
      </draw:frame>
      <presentation:notes style:page-layout-name="PM0">
        <draw:page-thumbnail presentation:style-name="Three_20_Bullets-title" draw:layer="backgroundobjects" svg:width="18.621cm" svg:height="10.476cm" svg:x="1.484cm" svg:y="2.123cm" presentation:class="page"/>
        <draw:frame presentation:style-name="Three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Four_20_Bullets" style:display-name="Four Bullets" style:page-layout-name="PM1" draw:style-name="Mdp3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12" draw:layer="backgroundobjects" svg:width="11.42cm" svg:height="6.094cm" svg:x="16.51cm" svg:y="9.654cm">
        <draw:image xlink:href="Pictures/10000000000006D7000003A6BBD4FCB8EF69A87D.jpg" xlink:type="simple" xlink:show="embed" xlink:actuate="onLoad" draw:mime-type="image/jpeg">
          <text:p/>
        </draw:image>
      </draw:frame>
      <draw:frame draw:style-name="Mgr3" draw:text-style-name="MP12" draw:layer="backgroundobjects" svg:width="7.619cm" svg:height="5.587cm" svg:x="16.256cm" svg:y="0.001cm">
        <draw:image xlink:href="Pictures/1000000000000491000003597699DC145B17185B.jpg" xlink:type="simple" xlink:show="embed" xlink:actuate="onLoad" draw:mime-type="image/jpeg">
          <text:p/>
        </draw:image>
      </draw:frame>
      <draw:frame presentation:style-name="Four_20_Bullets-title" draw:layer="backgroundobjects" svg:width="25.19cm" svg:height="2.628cm" svg:x="1.399cm" svg:y="0.628cm" presentation:class="title" presentation:placeholder="true">
        <draw:text-box/>
      </draw:frame>
      <draw:frame presentation:style-name="Four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3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ero&gt;</text:page-number></text:span></text:p>
        </draw:text-box>
      </draw:frame>
      <presentation:notes style:page-layout-name="PM0">
        <draw:page-thumbnail presentation:style-name="Four_20_Bullets-title" draw:layer="backgroundobjects" svg:width="18.621cm" svg:height="10.476cm" svg:x="1.484cm" svg:y="2.123cm" presentation:class="page"/>
        <draw:frame presentation:style-name="Four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Blue_2f_White_20_Chart" style:display-name="Blue/White Chart" style:page-layout-name="PM1" draw:style-name="Mdp4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13" draw:layer="backgroundobjects" svg:width="9.398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Blue_2f_White_20_Chart-title" draw:layer="backgroundobjects" svg:width="25.19cm" svg:height="2.628cm" svg:x="1.399cm" svg:y="0.628cm" presentation:class="title" presentation:placeholder="true">
        <draw:text-box/>
      </draw:frame>
      <draw:frame presentation:style-name="Blue_2f_White_20_Chart-outline1" draw:layer="backgroundobjects" svg:width="25.19cm" svg:height="9.132cm" svg:x="1.399cm" svg:y="3.685cm" presentation:class="outline" presentation:placeholder="true">
        <draw:text-box/>
      </draw:frame>
      <draw:frame presentation:style-name="Mpr16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ero&gt;</text:page-number></text:span></text:p>
        </draw:text-box>
      </draw:frame>
      <presentation:notes style:page-layout-name="PM0">
        <draw:page-thumbnail presentation:style-name="Blue_2f_White_20_Chart-title" draw:layer="backgroundobjects" svg:width="18.621cm" svg:height="10.476cm" svg:x="1.484cm" svg:y="2.123cm" presentation:class="page"/>
        <draw:frame presentation:style-name="Blue_2f_Whit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able" style:page-layout-name="PM1" draw:style-name="Mdp3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ath draw:style-name="Mgr6" draw:text-style-name="MP14" draw:layer="backgroundobjects" svg:width="16.56cm" svg:height="2.285cm" svg:x="11.431cm" svg:y="13.462cm" svg:viewBox="0 0 16561 2286" svg:d="M0 2286h16561c0 0 0-1524 0-2286-5520 729-11041 1457-16561 2186 0 33 0 100 0 100z">
        <text:p/>
      </draw:path>
      <draw:path draw:style-name="Mgr7" draw:text-style-name="MP15" draw:layer="backgroundobjects" svg:width="27.99cm" svg:height="4.571cm" svg:x="0.001cm" svg:y="0cm" svg:viewBox="0 0 27991 4572" svg:d="M27991 0c-9330 0-27991 0-27991 0 0 0 0 3048 0 4572 9330-1491 18661-2981 27991-4472 0 64 0 127 0 191 0 10 0 19 0 29v1-1c0-1 0-2 0-3 0-7 0-13 0-20 0-99 0-198 0-297z">
        <text:p/>
      </draw:path>
      <draw:frame presentation:style-name="Table-title" draw:layer="backgroundobjects" svg:width="25.19cm" svg:height="2.628cm" svg:x="1.399cm" svg:y="0.628cm" presentation:class="title" presentation:placeholder="true">
        <draw:text-box/>
      </draw:frame>
      <draw:frame presentation:style-name="Table-outline1" draw:layer="backgroundobjects" svg:width="25.19cm" svg:height="9.132cm" svg:x="1.399cm" svg:y="3.685cm" presentation:class="outline" presentation:placeholder="true">
        <draw:text-box/>
      </draw:frame>
      <draw:frame presentation:style-name="Mpr19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ero&gt;</text:page-number></text:span></text:p>
        </draw:text-box>
      </draw:frame>
      <presentation:notes style:page-layout-name="PM0">
        <draw:page-thumbnail presentation:style-name="Table-title" draw:layer="backgroundobjects" svg:width="18.621cm" svg:height="10.476cm" svg:x="1.484cm" svg:y="2.123cm" presentation:class="page"/>
        <draw:frame presentation:style-name="Tabl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White_2f_Blue_20_Chart" style:display-name="White/Blue Chart" style:page-layout-name="PM1" draw:style-name="Mdp3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16" draw:layer="backgroundobjects" svg:width="9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White_2f_Blue_20_Chart-title" draw:layer="backgroundobjects" svg:width="25.19cm" svg:height="2.628cm" svg:x="1.399cm" svg:y="0.628cm" presentation:class="title" presentation:placeholder="true">
        <draw:text-box/>
      </draw:frame>
      <draw:frame presentation:style-name="White_2f_Blue_20_Chart-outline1" draw:layer="backgroundobjects" svg:width="25.19cm" svg:height="9.132cm" svg:x="1.399cm" svg:y="3.685cm" presentation:class="outline" presentation:placeholder="true">
        <draw:text-box/>
      </draw:frame>
      <draw:frame presentation:style-name="Mpr22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ero&gt;</text:page-number></text:span></text:p>
        </draw:text-box>
      </draw:frame>
      <presentation:notes style:page-layout-name="PM0">
        <draw:page-thumbnail presentation:style-name="White_2f_Blue_20_Chart-title" draw:layer="backgroundobjects" svg:width="18.621cm" svg:height="10.476cm" svg:x="1.484cm" svg:y="2.123cm" presentation:class="page"/>
        <draw:frame presentation:style-name="White_2f_Blu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Right_20_Bar" style:display-name="Right Bar" style:page-layout-name="PM1" draw:style-name="Mdp3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text-style-name="MP17" draw:layer="backgroundobjects" svg:width="4.318cm" svg:height="15.748cm" svg:x="23.673cm" svg:y="0cm">
        <text:p/>
        <draw:enhanced-geometry svg:viewBox="0 0 21600 21600" draw:type="rectangle" draw:enhanced-path="M 0 0 L 21600 0 21600 21600 0 21600 0 0 Z N"/>
      </draw:custom-shape>
      <draw:frame presentation:style-name="Right_20_Bar-title" draw:layer="backgroundobjects" svg:width="25.19cm" svg:height="2.628cm" svg:x="1.399cm" svg:y="0.628cm" presentation:class="title" presentation:placeholder="true">
        <draw:text-box/>
      </draw:frame>
      <draw:frame presentation:style-name="Right_20_Bar-outline1" draw:layer="backgroundobjects" svg:width="25.19cm" svg:height="9.132cm" svg:x="1.399cm" svg:y="3.685cm" presentation:class="outline" presentation:placeholder="true">
        <draw:text-box/>
      </draw:frame>
      <draw:frame presentation:style-name="Mpr25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ero&gt;</text:page-number></text:span></text:p>
        </draw:text-box>
      </draw:frame>
      <presentation:notes style:page-layout-name="PM0">
        <draw:page-thumbnail presentation:style-name="Right_20_Bar-title" draw:layer="backgroundobjects" svg:width="18.621cm" svg:height="10.476cm" svg:x="1.484cm" svg:y="2.123cm" presentation:class="page"/>
        <draw:frame presentation:style-name="Righ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Diagram" style:page-layout-name="PM1" draw:style-name="Mdp3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ath draw:style-name="Mgr6" draw:text-style-name="MP18" draw:layer="backgroundobjects" svg:width="6.857cm" svg:height="15.747cm" draw:transform="rotate (-3.14159265358979) translate (27.992cm 15.748cm)" svg:viewBox="0 0 6858 15748" svg:d="M0 15748c0-5249 0-10499 0-15748 677 0 4572 0 6858 0-2253 5249-4505 10499-6758 15748-33 0 577 0-100 0z">
        <text:p/>
      </draw:path>
      <draw:path draw:style-name="Mgr6" draw:text-style-name="MP14" draw:layer="backgroundobjects" svg:width="6.857cm" svg:height="15.747cm" svg:x="-0.099cm" svg:y="0cm" svg:viewBox="0 0 6858 15748" svg:d="M0 15748c0-5249 0-10499 0-15748 677 0 4572 0 6858 0-2253 5249-4505 10499-6758 15748-33 0 577 0-100 0z">
        <text:p/>
      </draw:path>
      <draw:frame presentation:style-name="Diagram-title" draw:layer="backgroundobjects" svg:width="25.19cm" svg:height="2.628cm" svg:x="1.399cm" svg:y="0.628cm" presentation:class="title" presentation:placeholder="true">
        <draw:text-box/>
      </draw:frame>
      <draw:frame presentation:style-name="Diagram-outline1" draw:layer="backgroundobjects" svg:width="25.19cm" svg:height="9.132cm" svg:x="1.399cm" svg:y="3.685cm" presentation:class="outline" presentation:placeholder="true">
        <draw:text-box/>
      </draw:frame>
      <draw:frame presentation:style-name="Mpr28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ero&gt;</text:page-number></text:span></text:p>
        </draw:text-box>
      </draw:frame>
      <presentation:notes style:page-layout-name="PM0">
        <draw:page-thumbnail presentation:style-name="Diagram-title" draw:layer="backgroundobjects" svg:width="18.621cm" svg:height="10.476cm" svg:x="1.484cm" svg:y="2.123cm" presentation:class="page"/>
        <draw:frame presentation:style-name="Diagram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eft_20_Bar" style:display-name="Left Bar" style:page-layout-name="PM1" draw:style-name="Mdp3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text-style-name="MP19" draw:layer="backgroundobjects" svg:width="4.318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Left_20_Bar-title" draw:layer="backgroundobjects" svg:width="25.19cm" svg:height="2.628cm" svg:x="1.399cm" svg:y="0.628cm" presentation:class="title" presentation:placeholder="true">
        <draw:text-box/>
      </draw:frame>
      <draw:frame presentation:style-name="Left_20_Bar-outline1" draw:layer="backgroundobjects" svg:width="25.19cm" svg:height="9.132cm" svg:x="1.399cm" svg:y="3.685cm" presentation:class="outline" presentation:placeholder="true">
        <draw:text-box/>
      </draw:frame>
      <draw:frame presentation:style-name="Mpr31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ero&gt;</text:page-number></text:span></text:p>
        </draw:text-box>
      </draw:frame>
      <presentation:notes style:page-layout-name="PM0">
        <draw:page-thumbnail presentation:style-name="Left_20_Bar-title" draw:layer="backgroundobjects" svg:width="18.621cm" svg:height="10.476cm" svg:x="1.484cm" svg:y="2.123cm" presentation:class="page"/>
        <draw:frame presentation:style-name="Lef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Freshes</dc:title>
    <meta:generator>LibreOffice/7.6.2.1$Windows_X86_64 LibreOffice_project/56f7684011345957bbf33a7ee678afaf4d2ba333</meta:generator>
    <meta:creation-date>2023-10-21T01:01:04.908000000</meta:creation-date>
    <meta:editing-duration>P1DT13H6M31S</meta:editing-duration>
    <meta:editing-cycles>25</meta:editing-cycles>
    <dc:date>2023-10-23T12:49:36.478000000</dc:date>
    <meta:document-statistic meta:object-count="179"/>
  </office:meta>
</office:document-meta>
</file>